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2:24:28</text:p>
          </table:table-cell>
          <table:table-cell office:value-type="float" office:value="-0.0001373" calcext:value-type="float">
            <text:p>-0.0001373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9582" calcext:value-type="float">
            <text:p>0.6919582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91279" calcext:value-type="float">
            <text:p>0.0391279</text:p>
          </table:table-cell>
          <table:table-cell office:value-type="float" office:value="10" calcext:value-type="float">
            <text:p>10</text:p>
          </table:table-cell>
          <table:table-cell office:value-type="float" office:value="1.21195995807648" calcext:value-type="float">
            <text:p>1.21195995807648</text:p>
          </table:table-cell>
          <table:table-cell office:value-type="float" office:value="0.181605398654938" calcext:value-type="float">
            <text:p>0.181605398654938</text:p>
          </table:table-cell>
          <table:table-cell office:value-type="float" office:value="1.03035455942154" calcext:value-type="float">
            <text:p>1.03035455942154</text:p>
          </table:table-cell>
          <table:table-cell office:value-type="float" office:value="0.549377857148647" calcext:value-type="float">
            <text:p>0.549377857148647</text:p>
          </table:table-cell>
          <table:table-cell office:value-type="float" office:value="0.359075813037306" calcext:value-type="float">
            <text:p>0.359075813037306</text:p>
          </table:table-cell>
          <table:table-cell office:value-type="float" office:value="0.525036162137985" calcext:value-type="float">
            <text:p>0.525036162137985</text:p>
          </table:table-cell>
          <table:table-cell office:value-type="float" office:value="0.573719552159309" calcext:value-type="float">
            <text:p>0.573719552159309</text:p>
          </table:table-cell>
          <table:table-cell office:value-type="float" office:value="0.0486833900213242" calcext:value-type="float">
            <text:p>0.0486833900213242</text:p>
          </table:table-cell>
          <table:table-cell office:value-type="float" office:value="0.3891884" calcext:value-type="float">
            <text:p>0.3891884</text:p>
          </table:table-cell>
          <table:table-cell office:value-type="float" office:value="0.25256" calcext:value-type="float">
            <text:p>0.25256</text:p>
          </table:table-cell>
          <table:table-cell office:value-type="float" office:value="0.38171" calcext:value-type="float">
            <text:p>0.38171</text:p>
          </table:table-cell>
          <table:table-cell office:value-type="float" office:value="0.6206662" calcext:value-type="float">
            <text:p>0.6206662</text:p>
          </table:table-cell>
          <table:table-cell office:value-type="float" office:value="0.9810562" calcext:value-type="float">
            <text:p>0.98105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1816054" calcext:value-type="float">
            <text:p>0.1816054</text:p>
          </table:table-cell>
          <table:table-cell office:value-type="float" office:value="0.2176608" calcext:value-type="float">
            <text:p>0.2176608</text:p>
          </table:table-cell>
          <table:table-cell office:value-type="float" office:value="0.37351" calcext:value-type="float">
            <text:p>0.37351</text:p>
          </table:table-cell>
          <table:table-cell office:value-type="float" office:value="0.8838616" calcext:value-type="float">
            <text:p>0.8838616</text:p>
          </table:table-cell>
          <table:table-cell office:value-type="float" office:value="1.21196" calcext:value-type="float">
            <text:p>1.21196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4:41</text:p>
          </table:table-cell>
          <table:table-cell office:value-type="float" office:value="-0.0002353" calcext:value-type="float">
            <text:p>-0.0002353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8625" calcext:value-type="float">
            <text:p>0.6928625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9343" calcext:value-type="float">
            <text:p>0.0389343</text:p>
          </table:table-cell>
          <table:table-cell office:value-type="float" office:value="10" calcext:value-type="float">
            <text:p>10</text:p>
          </table:table-cell>
          <table:table-cell office:value-type="float" office:value="1.15661001205444" calcext:value-type="float">
            <text:p>1.15661001205444</text:p>
          </table:table-cell>
          <table:table-cell office:value-type="float" office:value="0.171765401959419" calcext:value-type="float">
            <text:p>0.171765401959419</text:p>
          </table:table-cell>
          <table:table-cell office:value-type="float" office:value="0.984844610095024" calcext:value-type="float">
            <text:p>0.984844610095024</text:p>
          </table:table-cell>
          <table:table-cell office:value-type="float" office:value="0.546343860030174" calcext:value-type="float">
            <text:p>0.546343860030174</text:p>
          </table:table-cell>
          <table:table-cell office:value-type="float" office:value="0.345690349631201" calcext:value-type="float">
            <text:p>0.345690349631201</text:p>
          </table:table-cell>
          <table:table-cell office:value-type="float" office:value="0.50486416220665" calcext:value-type="float">
            <text:p>0.50486416220665</text:p>
          </table:table-cell>
          <table:table-cell office:value-type="float" office:value="0.587823557853699" calcext:value-type="float">
            <text:p>0.587823557853699</text:p>
          </table:table-cell>
          <table:table-cell office:value-type="float" office:value="0.082959395647049" calcext:value-type="float">
            <text:p>0.082959395647049</text:p>
          </table:table-cell>
          <table:table-cell office:value-type="float" office:value="0.3699184" calcext:value-type="float">
            <text:p>0.3699184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39893" calcext:value-type="float">
            <text:p>0.39893</text:p>
          </table:table-cell>
          <table:table-cell office:value-type="float" office:value="0.6727362" calcext:value-type="float">
            <text:p>0.6727362</text:p>
          </table:table-cell>
          <table:table-cell office:value-type="float" office:value="0.8326362" calcext:value-type="float">
            <text:p>0.8326362</text:p>
          </table:table-cell>
          <table:table-cell office:value-type="float" office:value="0.0209346" calcext:value-type="float">
            <text:p>0.0209346</text:p>
          </table:table-cell>
          <table:table-cell office:value-type="float" office:value="0.1717654" calcext:value-type="float">
            <text:p>0.1717654</text:p>
          </table:table-cell>
          <table:table-cell office:value-type="float" office:value="0.2266808" calcext:value-type="float">
            <text:p>0.2266808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9916916" calcext:value-type="float">
            <text:p>0.9916916</text:p>
          </table:table-cell>
          <table:table-cell office:value-type="float" office:value="1.15661" calcext:value-type="float">
            <text:p>1.15661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4:54</text:p>
          </table:table-cell>
          <table:table-cell office:value-type="float" office:value="-0.0003001" calcext:value-type="float">
            <text:p>-0.0003001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792" calcext:value-type="float">
            <text:p>0.6937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8794" calcext:value-type="float">
            <text:p>0.038794</text:p>
          </table:table-cell>
          <table:table-cell office:value-type="float" office:value="10" calcext:value-type="float">
            <text:p>10</text:p>
          </table:table-cell>
          <table:table-cell office:value-type="float" office:value="1.13446998596191" calcext:value-type="float">
            <text:p>1.13446998596191</text:p>
          </table:table-cell>
          <table:table-cell office:value-type="float" office:value="0.181195393204689" calcext:value-type="float">
            <text:p>0.181195393204689</text:p>
          </table:table-cell>
          <table:table-cell office:value-type="float" office:value="0.953274592757225" calcext:value-type="float">
            <text:p>0.953274592757225</text:p>
          </table:table-cell>
          <table:table-cell office:value-type="float" office:value="0.540808866918087" calcext:value-type="float">
            <text:p>0.540808866918087</text:p>
          </table:table-cell>
          <table:table-cell office:value-type="float" office:value="0.33839039147537" calcext:value-type="float">
            <text:p>0.33839039147537</text:p>
          </table:table-cell>
          <table:table-cell office:value-type="float" office:value="0.488464170694351" calcext:value-type="float">
            <text:p>0.488464170694351</text:p>
          </table:table-cell>
          <table:table-cell office:value-type="float" office:value="0.593153563141823" calcext:value-type="float">
            <text:p>0.593153563141823</text:p>
          </table:table-cell>
          <table:table-cell office:value-type="float" office:value="0.104689392447472" calcext:value-type="float">
            <text:p>0.104689392447472</text:p>
          </table:table-cell>
          <table:table-cell office:value-type="float" office:value="0.3711484" calcext:value-type="float">
            <text:p>0.3711484</text:p>
          </table:table-cell>
          <table:table-cell office:value-type="float" office:value="0.25133" calcext:value-type="float">
            <text:p>0.25133</text:p>
          </table:table-cell>
          <table:table-cell office:value-type="float" office:value="0.38335" calcext:value-type="float">
            <text:p>0.38335</text:p>
          </table:table-cell>
          <table:table-cell office:value-type="float" office:value="0.6460862" calcext:value-type="float">
            <text:p>0.6460862</text:p>
          </table:table-cell>
          <table:table-cell office:value-type="float" office:value="0.7904062" calcext:value-type="float">
            <text:p>0.7904062</text:p>
          </table:table-cell>
          <table:table-cell office:value-type="float" office:value="0.0209346" calcext:value-type="float">
            <text:p>0.0209346</text:p>
          </table:table-cell>
          <table:table-cell office:value-type="float" office:value="0.1811954" calcext:value-type="float">
            <text:p>0.1811954</text:p>
          </table:table-cell>
          <table:table-cell office:value-type="float" office:value="0.2340608" calcext:value-type="float">
            <text:p>0.2340608</text:p>
          </table:table-cell>
          <table:table-cell office:value-type="float" office:value="0.40139" calcext:value-type="float">
            <text:p>0.40139</text:p>
          </table:table-cell>
          <table:table-cell office:value-type="float" office:value="1.0146517" calcext:value-type="float">
            <text:p>1.0146517</text:p>
          </table:table-cell>
          <table:table-cell office:value-type="float" office:value="1.13447" calcext:value-type="float">
            <text:p>1.13447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5:07</text:p>
          </table:table-cell>
          <table:table-cell office:value-type="float" office:value="-0.0005937" calcext:value-type="float">
            <text:p>-0.0005937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5042" calcext:value-type="float">
            <text:p>0.6945042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85733" calcext:value-type="float">
            <text:p>0.0385733</text:p>
          </table:table-cell>
          <table:table-cell office:value-type="float" office:value="10" calcext:value-type="float">
            <text:p>10</text:p>
          </table:table-cell>
          <table:table-cell office:value-type="float" office:value="1.1078200340271" calcext:value-type="float">
            <text:p>1.1078200340271</text:p>
          </table:table-cell>
          <table:table-cell office:value-type="float" office:value="0.187370002269745" calcext:value-type="float">
            <text:p>0.187370002269745</text:p>
          </table:table-cell>
          <table:table-cell office:value-type="float" office:value="0.920450031757355" calcext:value-type="float">
            <text:p>0.920450031757355</text:p>
          </table:table-cell>
          <table:table-cell office:value-type="float" office:value="0.536216869950295" calcext:value-type="float">
            <text:p>0.536216869950295</text:p>
          </table:table-cell>
          <table:table-cell office:value-type="float" office:value="0.340040857154685" calcext:value-type="float">
            <text:p>0.340040857154685</text:p>
          </table:table-cell>
          <table:table-cell office:value-type="float" office:value="0.433524161577225" calcext:value-type="float">
            <text:p>0.433524161577225</text:p>
          </table:table-cell>
          <table:table-cell office:value-type="float" office:value="0.638909578323364" calcext:value-type="float">
            <text:p>0.638909578323364</text:p>
          </table:table-cell>
          <table:table-cell office:value-type="float" office:value="0.20538541674614" calcext:value-type="float">
            <text:p>0.20538541674614</text:p>
          </table:table-cell>
          <table:table-cell office:value-type="float" office:value="0.3432684" calcext:value-type="float">
            <text:p>0.3432684</text:p>
          </table:table-cell>
          <table:table-cell office:value-type="float" office:value="0.18737" calcext:value-type="float">
            <text:p>0.18737</text:p>
          </table:table-cell>
          <table:table-cell office:value-type="float" office:value="0.34071" calcext:value-type="float">
            <text:p>0.34071</text:p>
          </table:table-cell>
          <table:table-cell office:value-type="float" office:value="0.5780262" calcext:value-type="float">
            <text:p>0.5780262</text:p>
          </table:table-cell>
          <table:table-cell office:value-type="float" office:value="0.7182462" calcext:value-type="float">
            <text:p>0.7182462</text:p>
          </table:table-cell>
          <table:table-cell office:value-type="float" office:value="0.0213446" calcext:value-type="float">
            <text:p>0.0213446</text:p>
          </table:table-cell>
          <table:table-cell office:value-type="float" office:value="0.2361354" calcext:value-type="float">
            <text:p>0.2361354</text:p>
          </table:table-cell>
          <table:table-cell office:value-type="float" office:value="0.2890008" calcext:value-type="float">
            <text:p>0.2890008</text:p>
          </table:table-cell>
          <table:table-cell office:value-type="float" office:value="0.45592" calcext:value-type="float">
            <text:p>0.45592</text:p>
          </table:table-cell>
          <table:table-cell office:value-type="float" office:value="1.1056716" calcext:value-type="float">
            <text:p>1.1056716</text:p>
          </table:table-cell>
          <table:table-cell office:value-type="float" office:value="1.10782" calcext:value-type="float">
            <text:p>1.10782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5:19</text:p>
          </table:table-cell>
          <table:table-cell office:value-type="float" office:value="-0.0011435" calcext:value-type="float">
            <text:p>-0.0011435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49533" calcext:value-type="float">
            <text:p>0.6949533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80512" calcext:value-type="float">
            <text:p>0.0380512</text:p>
          </table:table-cell>
          <table:table-cell office:value-type="float" office:value="10" calcext:value-type="float">
            <text:p>10</text:p>
          </table:table-cell>
          <table:table-cell office:value-type="float" office:value="1.24917161464691" calcext:value-type="float">
            <text:p>1.24917161464691</text:p>
          </table:table-cell>
          <table:table-cell office:value-type="float" office:value="0.149649992585182" calcext:value-type="float">
            <text:p>0.149649992585182</text:p>
          </table:table-cell>
          <table:table-cell office:value-type="float" office:value="1.09952162206173" calcext:value-type="float">
            <text:p>1.09952162206173</text:p>
          </table:table-cell>
          <table:table-cell office:value-type="float" office:value="0.521251858770847" calcext:value-type="float">
            <text:p>0.521251858770847</text:p>
          </table:table-cell>
          <table:table-cell office:value-type="float" office:value="0.36283846773636" calcext:value-type="float">
            <text:p>0.36283846773636</text:p>
          </table:table-cell>
          <table:table-cell office:value-type="float" office:value="0.32897415459156" calcext:value-type="float">
            <text:p>0.32897415459156</text:p>
          </table:table-cell>
          <table:table-cell office:value-type="float" office:value="0.713529562950134" calcext:value-type="float">
            <text:p>0.713529562950134</text:p>
          </table:table-cell>
          <table:table-cell office:value-type="float" office:value="0.384555408358574" calcext:value-type="float">
            <text:p>0.384555408358574</text:p>
          </table:table-cell>
          <table:table-cell office:value-type="float" office:value="0.2866884" calcext:value-type="float">
            <text:p>0.2866884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0.3963962" calcext:value-type="float">
            <text:p>0.3963962</text:p>
          </table:table-cell>
          <table:table-cell office:value-type="float" office:value="0.5222662" calcext:value-type="float">
            <text:p>0.5222662</text:p>
          </table:table-cell>
          <table:table-cell office:value-type="float" office:value="0.0213446" calcext:value-type="float">
            <text:p>0.0213446</text:p>
          </table:table-cell>
          <table:table-cell office:value-type="float" office:value="0.3148554" calcext:value-type="float">
            <text:p>0.3148554</text:p>
          </table:table-cell>
          <table:table-cell office:value-type="float" office:value="0.3742808" calcext:value-type="float">
            <text:p>0.3742808</text:p>
          </table:table-cell>
          <table:table-cell office:value-type="float" office:value="0.53505" calcext:value-type="float">
            <text:p>0.53505</text:p>
          </table:table-cell>
          <table:table-cell office:value-type="float" office:value="1.2491716" calcext:value-type="float">
            <text:p>1.2491716</text:p>
          </table:table-cell>
          <table:table-cell office:value-type="float" office:value="1.09429" calcext:value-type="float">
            <text:p>1.09429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5:32</text:p>
          </table:table-cell>
          <table:table-cell office:value-type="float" office:value="-0.0015021" calcext:value-type="float">
            <text:p>-0.0015021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55963" calcext:value-type="float">
            <text:p>0.6955963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79174" calcext:value-type="float">
            <text:p>0.0379174</text:p>
          </table:table-cell>
          <table:table-cell office:value-type="float" office:value="10" calcext:value-type="float">
            <text:p>10</text:p>
          </table:table-cell>
          <table:table-cell office:value-type="float" office:value="1.34511160850525" calcext:value-type="float">
            <text:p>1.34511160850525</text:p>
          </table:table-cell>
          <table:table-cell office:value-type="float" office:value="0.124640002846718" calcext:value-type="float">
            <text:p>0.124640002846718</text:p>
          </table:table-cell>
          <table:table-cell office:value-type="float" office:value="1.22047160565853" calcext:value-type="float">
            <text:p>1.22047160565853</text:p>
          </table:table-cell>
          <table:table-cell office:value-type="float" office:value="0.508746856451035" calcext:value-type="float">
            <text:p>0.508746856451035</text:p>
          </table:table-cell>
          <table:table-cell office:value-type="float" office:value="0.401037073025661" calcext:value-type="float">
            <text:p>0.401037073025661</text:p>
          </table:table-cell>
          <table:table-cell office:value-type="float" office:value="0.262226158380508" calcext:value-type="float">
            <text:p>0.262226158380508</text:p>
          </table:table-cell>
          <table:table-cell office:value-type="float" office:value="0.755267554521561" calcext:value-type="float">
            <text:p>0.755267554521561</text:p>
          </table:table-cell>
          <table:table-cell office:value-type="float" office:value="0.493041396141052" calcext:value-type="float">
            <text:p>0.493041396141052</text:p>
          </table:table-cell>
          <table:table-cell office:value-type="float" office:value="0.2391284" calcext:value-type="float">
            <text:p>0.2391284</text:p>
          </table:table-cell>
          <table:table-cell office:value-type="float" office:value="0.12464" calcext:value-type="float">
            <text:p>0.12464</text:p>
          </table:table-cell>
          <table:table-cell office:value-type="float" office:value="0.25502" calcext:value-type="float">
            <text:p>0.25502</text:p>
          </table:table-cell>
          <table:table-cell office:value-type="float" office:value="0.2951262" calcext:value-type="float">
            <text:p>0.2951262</text:p>
          </table:table-cell>
          <table:table-cell office:value-type="float" office:value="0.3972162" calcext:value-type="float">
            <text:p>0.39721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3406854" calcext:value-type="float">
            <text:p>0.3406854</text:p>
          </table:table-cell>
          <table:table-cell office:value-type="float" office:value="0.4062608" calcext:value-type="float">
            <text:p>0.4062608</text:p>
          </table:table-cell>
          <table:table-cell office:value-type="float" office:value="0.57359" calcext:value-type="float">
            <text:p>0.57359</text:p>
          </table:table-cell>
          <table:table-cell office:value-type="float" office:value="1.3451116" calcext:value-type="float">
            <text:p>1.3451116</text:p>
          </table:table-cell>
          <table:table-cell office:value-type="float" office:value="1.11069" calcext:value-type="float">
            <text:p>1.11069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5:45</text:p>
          </table:table-cell>
          <table:table-cell office:value-type="float" office:value="-0.0019294" calcext:value-type="float">
            <text:p>-0.0019294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1631" calcext:value-type="float">
            <text:p>0.6961631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9696" calcext:value-type="float">
            <text:p>0.0379696</text:p>
          </table:table-cell>
          <table:table-cell office:value-type="float" office:value="9" calcext:value-type="float">
            <text:p>9</text:p>
          </table:table-cell>
          <table:table-cell office:value-type="float" office:value="1.42670154571533" calcext:value-type="float">
            <text:p>1.42670154571533</text:p>
          </table:table-cell>
          <table:table-cell office:value-type="float" office:value="0.09307000041008" calcext:value-type="float">
            <text:p>0.09307000041008</text:p>
          </table:table-cell>
          <table:table-cell office:value-type="float" office:value="1.33363154530525" calcext:value-type="float">
            <text:p>1.33363154530525</text:p>
          </table:table-cell>
          <table:table-cell office:value-type="float" office:value="0.49267485588789" calcext:value-type="float">
            <text:p>0.49267485588789</text:p>
          </table:table-cell>
          <table:table-cell office:value-type="float" office:value="0.438960461960366" calcext:value-type="float">
            <text:p>0.438960461960366</text:p>
          </table:table-cell>
          <table:table-cell office:value-type="float" office:value="0.201136162877083" calcext:value-type="float">
            <text:p>0.201136162877083</text:p>
          </table:table-cell>
          <table:table-cell office:value-type="float" office:value="0.784213548898697" calcext:value-type="float">
            <text:p>0.784213548898697</text:p>
          </table:table-cell>
          <table:table-cell office:value-type="float" office:value="0.583077386021614" calcext:value-type="float">
            <text:p>0.583077386021614</text:p>
          </table:table-cell>
          <table:table-cell office:value-type="float" office:value="0.2149384" calcext:value-type="float">
            <text:p>0.2149384</text:p>
          </table:table-cell>
          <table:table-cell office:value-type="float" office:value="0.09307" calcext:value-type="float">
            <text:p>0.09307</text:p>
          </table:table-cell>
          <table:table-cell office:value-type="float" office:value="0.19557" calcext:value-type="float">
            <text:p>0.19557</text:p>
          </table:table-cell>
          <table:table-cell office:value-type="float" office:value="0.2082062" calcext:value-type="float">
            <text:p>0.2082062</text:p>
          </table:table-cell>
          <table:table-cell office:value-type="float" office:value="0.2938962" calcext:value-type="float">
            <text:p>0.2938962</text:p>
          </table:table-cell>
          <table:table-cell office:value-type="float" office:value="0.0192946" calcext:value-type="float">
            <text:p>0.0192946</text:p>
          </table:table-cell>
          <table:table-cell office:value-type="float" office:value="0.3693854" calcext:value-type="float">
            <text:p>0.3693854</text:p>
          </table:table-cell>
          <table:table-cell office:value-type="float" office:value="0.4210208" calcext:value-type="float">
            <text:p>0.4210208</text:p>
          </table:table-cell>
          <table:table-cell office:value-type="float" office:value="0.58958" calcext:value-type="float">
            <text:p>0.58958</text:p>
          </table:table-cell>
          <table:table-cell office:value-type="float" office:value="1.4267015" calcext:value-type="float">
            <text:p>1.4267015</text:p>
          </table:table-cell>
          <table:table-cell office:value-type="float" office:value="1.11438" calcext:value-type="float">
            <text:p>1.11438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5:57</text:p>
          </table:table-cell>
          <table:table-cell office:value-type="float" office:value="-0.002272" calcext:value-type="float">
            <text:p>-0.002272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68334" calcext:value-type="float">
            <text:p>0.696833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75596" calcext:value-type="float">
            <text:p>0.0375596</text:p>
          </table:table-cell>
          <table:table-cell office:value-type="float" office:value="9" calcext:value-type="float">
            <text:p>9</text:p>
          </table:table-cell>
          <table:table-cell office:value-type="float" office:value="1.55421161651611" calcext:value-type="float">
            <text:p>1.55421161651611</text:p>
          </table:table-cell>
          <table:table-cell office:value-type="float" office:value="0.015990000218153" calcext:value-type="float">
            <text:p>0.015990000218153</text:p>
          </table:table-cell>
          <table:table-cell office:value-type="float" office:value="1.53822161629796" calcext:value-type="float">
            <text:p>1.53822161629796</text:p>
          </table:table-cell>
          <table:table-cell office:value-type="float" office:value="0.490952861681581" calcext:value-type="float">
            <text:p>0.490952861681581</text:p>
          </table:table-cell>
          <table:table-cell office:value-type="float" office:value="0.489321309556572" calcext:value-type="float">
            <text:p>0.489321309556572</text:p>
          </table:table-cell>
          <table:table-cell office:value-type="float" office:value="0.13389616087079" calcext:value-type="float">
            <text:p>0.13389616087079</text:p>
          </table:table-cell>
          <table:table-cell office:value-type="float" office:value="0.848009562492371" calcext:value-type="float">
            <text:p>0.848009562492371</text:p>
          </table:table-cell>
          <table:table-cell office:value-type="float" office:value="0.71411340162158" calcext:value-type="float">
            <text:p>0.71411340162158</text:p>
          </table:table-cell>
          <table:table-cell office:value-type="float" office:value="0.1579484" calcext:value-type="float">
            <text:p>0.1579484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11808" calcext:value-type="float">
            <text:p>0.11808</text:p>
          </table:table-cell>
          <table:table-cell office:value-type="float" office:value="0.1483462" calcext:value-type="float">
            <text:p>0.1483462</text:p>
          </table:table-cell>
          <table:table-cell office:value-type="float" office:value="0.2291162" calcext:value-type="float">
            <text:p>0.2291162</text:p>
          </table:table-cell>
          <table:table-cell office:value-type="float" office:value="0.0188846" calcext:value-type="float">
            <text:p>0.0188846</text:p>
          </table:table-cell>
          <table:table-cell office:value-type="float" office:value="0.4513854" calcext:value-type="float">
            <text:p>0.4513854</text:p>
          </table:table-cell>
          <table:table-cell office:value-type="float" office:value="0.4997408" calcext:value-type="float">
            <text:p>0.4997408</text:p>
          </table:table-cell>
          <table:table-cell office:value-type="float" office:value="0.66994" calcext:value-type="float">
            <text:p>0.66994</text:p>
          </table:table-cell>
          <table:table-cell office:value-type="float" office:value="1.5542116" calcext:value-type="float">
            <text:p>1.5542116</text:p>
          </table:table-cell>
          <table:table-cell office:value-type="float" office:value="1.06477" calcext:value-type="float">
            <text:p>1.06477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6:10</text:p>
          </table:table-cell>
          <table:table-cell office:value-type="float" office:value="-0.0027169" calcext:value-type="float">
            <text:p>-0.0027169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3825" calcext:value-type="float">
            <text:p>0.69738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2658" calcext:value-type="float">
            <text:p>0.0372658</text:p>
          </table:table-cell>
          <table:table-cell office:value-type="float" office:value="7" calcext:value-type="float">
            <text:p>7</text:p>
          </table:table-cell>
          <table:table-cell office:value-type="float" office:value="1.47959160804749" calcext:value-type="float">
            <text:p>1.47959160804749</text:p>
          </table:table-cell>
          <table:table-cell office:value-type="float" office:value="-0.0381300002336502" calcext:value-type="float">
            <text:p>-0.0381300002336502</text:p>
          </table:table-cell>
          <table:table-cell office:value-type="float" office:value="1.51772160828114" calcext:value-type="float">
            <text:p>1.51772160828114</text:p>
          </table:table-cell>
          <table:table-cell office:value-type="float" office:value="0.44257286041975" calcext:value-type="float">
            <text:p>0.44257286041975</text:p>
          </table:table-cell>
          <table:table-cell office:value-type="float" office:value="0.481587583612754" calcext:value-type="float">
            <text:p>0.481587583612754</text:p>
          </table:table-cell>
          <table:table-cell office:value-type="float" office:value="0.0745281606912613" calcext:value-type="float">
            <text:p>0.0745281606912613</text:p>
          </table:table-cell>
          <table:table-cell office:value-type="float" office:value="0.810617560148239" calcext:value-type="float">
            <text:p>0.810617560148239</text:p>
          </table:table-cell>
          <table:table-cell office:value-type="float" office:value="0.736089399456978" calcext:value-type="float">
            <text:p>0.736089399456978</text:p>
          </table:table-cell>
          <table:table-cell office:value-type="float" office:value="0.1071084" calcext:value-type="float">
            <text:p>0.1071084</text:p>
          </table:table-cell>
          <table:table-cell office:value-type="float" office:value="-0.03813" calcext:value-type="float">
            <text:p>-0.03813</text:p>
          </table:table-cell>
          <table:table-cell office:value-type="float" office:value="0.05822" calcext:value-type="float">
            <text:p>0.05822</text:p>
          </table:table-cell>
          <table:table-cell office:value-type="float" office:value="0.0856162" calcext:value-type="float">
            <text:p>0.0856162</text:p>
          </table:table-cell>
          <table:table-cell office:value-type="float" office:value="0.1598262" calcext:value-type="float">
            <text:p>0.15982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4706554" calcext:value-type="float">
            <text:p>0.4706554</text:p>
          </table:table-cell>
          <table:table-cell office:value-type="float" office:value="0.4919508" calcext:value-type="float">
            <text:p>0.4919508</text:p>
          </table:table-cell>
          <table:table-cell office:value-type="float" office:value="0.65272" calcext:value-type="float">
            <text:p>0.65272</text:p>
          </table:table-cell>
          <table:table-cell office:value-type="float" office:value="1.4795916" calcext:value-type="float">
            <text:p>1.4795916</text:p>
          </table:table-cell>
          <table:table-cell office:value-type="float" office:value="0.95817" calcext:value-type="float">
            <text:p>0.95817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6:23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35673" calcext:value-type="float">
            <text:p>0.035673</text:p>
          </table:table-cell>
          <table:table-cell office:value-type="float" office:value="5" calcext:value-type="float">
            <text:p>5</text:p>
          </table:table-cell>
          <table:table-cell office:value-type="float" office:value="0.847781598567963" calcext:value-type="float">
            <text:p>0.847781598567963</text:p>
          </table:table-cell>
          <table:table-cell office:value-type="float" office:value="-0.0832300037145615" calcext:value-type="float">
            <text:p>-0.0832300037145615</text:p>
          </table:table-cell>
          <table:table-cell office:value-type="float" office:value="0.931011602282524" calcext:value-type="float">
            <text:p>0.931011602282524</text:p>
          </table:table-cell>
          <table:table-cell office:value-type="float" office:value="0.278777861967683" calcext:value-type="float">
            <text:p>0.278777861967683</text:p>
          </table:table-cell>
          <table:table-cell office:value-type="float" office:value="0.300548882731342" calcext:value-type="float">
            <text:p>0.300548882731342</text:p>
          </table:table-cell>
          <table:table-cell office:value-type="float" office:value="0.0212281592190266" calcext:value-type="float">
            <text:p>0.0212281592190266</text:p>
          </table:table-cell>
          <table:table-cell office:value-type="float" office:value="0.536327564716339" calcext:value-type="float">
            <text:p>0.536327564716339</text:p>
          </table:table-cell>
          <table:table-cell office:value-type="float" office:value="0.515099405497313" calcext:value-type="float">
            <text:p>0.515099405497313</text:p>
          </table:table-cell>
          <table:table-cell office:value-type="float" office:value="0.0702084" calcext:value-type="float">
            <text:p>0.0702084</text:p>
          </table:table-cell>
          <table:table-cell office:value-type="float" office:value="-0.08323" calcext:value-type="float">
            <text:p>-0.083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224762" calcext:value-type="float">
            <text:p>0.0224762</text:p>
          </table:table-cell>
          <table:table-cell office:value-type="float" office:value="0.0905362" calcext:value-type="float">
            <text:p>0.09053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4546654" calcext:value-type="float">
            <text:p>0.4546654</text:p>
          </table:table-cell>
          <table:table-cell office:value-type="float" office:value="0.3808408" calcext:value-type="float">
            <text:p>0.3808408</text:p>
          </table:table-cell>
          <table:table-cell office:value-type="float" office:value="0.48052" calcext:value-type="float">
            <text:p>0.48052</text:p>
          </table:table-cell>
          <table:table-cell office:value-type="float" office:value="0.8477816" calcext:value-type="float">
            <text:p>0.8477816</text:p>
          </table:table-cell>
          <table:table-cell office:value-type="float" office:value="0.51783" calcext:value-type="float">
            <text:p>0.51783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6:36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32372" calcext:value-type="float">
            <text:p>0.0332372</text:p>
          </table:table-cell>
          <table:table-cell office:value-type="float" office:value="5" calcext:value-type="float">
            <text:p>5</text:p>
          </table:table-cell>
          <table:table-cell office:value-type="float" office:value="0.394395411014557" calcext:value-type="float">
            <text:p>0.394395411014557</text:p>
          </table:table-cell>
          <table:table-cell office:value-type="float" office:value="-0.107830002903938" calcext:value-type="float">
            <text:p>-0.107830002903938</text:p>
          </table:table-cell>
          <table:table-cell office:value-type="float" office:value="0.502225413918495" calcext:value-type="float">
            <text:p>0.502225413918495</text:p>
          </table:table-cell>
          <table:table-cell office:value-type="float" office:value="0.148848860291764" calcext:value-type="float">
            <text:p>0.148848860291764</text:p>
          </table:table-cell>
          <table:table-cell office:value-type="float" office:value="0.175632183141893" calcext:value-type="float">
            <text:p>0.175632183141893</text:p>
          </table:table-cell>
          <table:table-cell office:value-type="float" office:value="-0.00615984136238694" calcext:value-type="float">
            <text:p>-0.00615984136238694</text:p>
          </table:table-cell>
          <table:table-cell office:value-type="float" office:value="0.303857561945915" calcext:value-type="float">
            <text:p>0.303857561945915</text:p>
          </table:table-cell>
          <table:table-cell office:value-type="float" office:value="0.310017403308302" calcext:value-type="float">
            <text:p>0.310017403308302</text:p>
          </table:table-cell>
          <table:table-cell office:value-type="float" office:value="0.0398684" calcext:value-type="float">
            <text:p>0.0398684</text:p>
          </table:table-cell>
          <table:table-cell office:value-type="float" office:value="-0.10783" calcext:value-type="float">
            <text:p>-0.10783</text:p>
          </table:table-cell>
          <table:table-cell office:value-type="float" office:value="-0.02009" calcext:value-type="float">
            <text:p>-0.02009</text:p>
          </table:table-cell>
          <table:table-cell office:value-type="float" office:value="-0.0062238" calcext:value-type="float">
            <text:p>-0.0062238</text:p>
          </table:table-cell>
          <table:table-cell office:value-type="float" office:value="0.0634762" calcext:value-type="float">
            <text:p>0.0634762</text:p>
          </table:table-cell>
          <table:table-cell office:value-type="float" office:value="0.0160146" calcext:value-type="float">
            <text:p>0.0160146</text:p>
          </table:table-cell>
          <table:table-cell office:value-type="float" office:value="0.3943954" calcext:value-type="float">
            <text:p>0.3943954</text:p>
          </table:table-cell>
          <table:table-cell office:value-type="float" office:value="0.2664508" calcext:value-type="float">
            <text:p>0.2664508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3545516" calcext:value-type="float">
            <text:p>0.3545516</text:p>
          </table:table-cell>
          <table:table-cell office:value-type="float" office:value="0.21812" calcext:value-type="float">
            <text:p>0.21812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6:49</text:p>
          </table:table-cell>
          <table:table-cell office:value-type="float" office:value="0.0000855" calcext:value-type="float">
            <text:p>0.0000855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11816" calcext:value-type="float">
            <text:p>0.6911816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82798" calcext:value-type="float">
            <text:p>0.0382798</text:p>
          </table:table-cell>
          <table:table-cell office:value-type="float" office:value="10" calcext:value-type="float">
            <text:p>10</text:p>
          </table:table-cell>
          <table:table-cell office:value-type="float" office:value="0.967091619968414" calcext:value-type="float">
            <text:p>0.967091619968414</text:p>
          </table:table-cell>
          <table:table-cell office:value-type="float" office:value="0.174635395407677" calcext:value-type="float">
            <text:p>0.174635395407677</text:p>
          </table:table-cell>
          <table:table-cell office:value-type="float" office:value="0.792456224560738" calcext:value-type="float">
            <text:p>0.792456224560738</text:p>
          </table:table-cell>
          <table:table-cell office:value-type="float" office:value="0.537118856608868" calcext:value-type="float">
            <text:p>0.537118856608868</text:p>
          </table:table-cell>
          <table:table-cell office:value-type="float" office:value="0.291277869290866" calcext:value-type="float">
            <text:p>0.291277869290866</text:p>
          </table:table-cell>
          <table:table-cell office:value-type="float" office:value="0.551932150125504" calcext:value-type="float">
            <text:p>0.551932150125504</text:p>
          </table:table-cell>
          <table:table-cell office:value-type="float" office:value="0.522305563092232" calcext:value-type="float">
            <text:p>0.522305563092232</text:p>
          </table:table-cell>
          <table:table-cell office:value-type="float" office:value="0.0296265870332718" calcext:value-type="float">
            <text:p>0.0296265870332718</text:p>
          </table:table-cell>
          <table:table-cell office:value-type="float" office:value="0.4113284" calcext:value-type="float">
            <text:p>0.4113284</text:p>
          </table:table-cell>
          <table:table-cell office:value-type="float" office:value="0.29233" calcext:value-type="float">
            <text:p>0.29233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7354662" calcext:value-type="float">
            <text:p>0.7354662</text:p>
          </table:table-cell>
          <table:table-cell office:value-type="float" office:value="0.8687162" calcext:value-type="float">
            <text:p>0.8687162</text:p>
          </table:table-cell>
          <table:table-cell office:value-type="float" office:value="0.0176546" calcext:value-type="float">
            <text:p>0.0176546</text:p>
          </table:table-cell>
          <table:table-cell office:value-type="float" office:value="0.1746354" calcext:value-type="float">
            <text:p>0.1746354</text:p>
          </table:table-cell>
          <table:table-cell office:value-type="float" office:value="0.2311908" calcext:value-type="float">
            <text:p>0.2311908</text:p>
          </table:table-cell>
          <table:table-cell office:value-type="float" office:value="0.38704" calcext:value-type="float">
            <text:p>0.38704</text:p>
          </table:table-cell>
          <table:table-cell office:value-type="float" office:value="0.9670916" calcext:value-type="float">
            <text:p>0.9670916</text:p>
          </table:table-cell>
          <table:table-cell office:value-type="float" office:value="0.85157" calcext:value-type="float">
            <text:p>0.85157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7:01</text:p>
          </table:table-cell>
          <table:table-cell office:value-type="float" office:value="0.0007436" calcext:value-type="float">
            <text:p>0.0007436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8422" calcext:value-type="float">
            <text:p>0.6908422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73241" calcext:value-type="float">
            <text:p>0.0373241</text:p>
          </table:table-cell>
          <table:table-cell office:value-type="float" office:value="10" calcext:value-type="float">
            <text:p>10</text:p>
          </table:table-cell>
          <table:table-cell office:value-type="float" office:value="0.958506226539612" calcext:value-type="float">
            <text:p>0.958506226539612</text:p>
          </table:table-cell>
          <table:table-cell office:value-type="float" office:value="0.183245405554771" calcext:value-type="float">
            <text:p>0.183245405554771</text:p>
          </table:table-cell>
          <table:table-cell office:value-type="float" office:value="0.77526082098484" calcext:value-type="float">
            <text:p>0.77526082098484</text:p>
          </table:table-cell>
          <table:table-cell office:value-type="float" office:value="0.501694862544537" calcext:value-type="float">
            <text:p>0.501694862544537</text:p>
          </table:table-cell>
          <table:table-cell office:value-type="float" office:value="0.249060837150255" calcext:value-type="float">
            <text:p>0.249060837150255</text:p>
          </table:table-cell>
          <table:table-cell office:value-type="float" office:value="0.622042161226273" calcext:value-type="float">
            <text:p>0.622042161226273</text:p>
          </table:table-cell>
          <table:table-cell office:value-type="float" office:value="0.381347563862801" calcext:value-type="float">
            <text:p>0.381347563862801</text:p>
          </table:table-cell>
          <table:table-cell office:value-type="float" office:value="0.240694597363472" calcext:value-type="float">
            <text:p>0.240694597363472</text:p>
          </table:table-cell>
          <table:table-cell office:value-type="float" office:value="0.4724184" calcext:value-type="float">
            <text:p>0.4724184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8043462" calcext:value-type="float">
            <text:p>0.8043462</text:p>
          </table:table-cell>
          <table:table-cell office:value-type="float" office:value="0.9585062" calcext:value-type="float">
            <text:p>0.9585062</text:p>
          </table:table-cell>
          <table:table-cell office:value-type="float" office:value="0.0176546" calcext:value-type="float">
            <text:p>0.0176546</text:p>
          </table:table-cell>
          <table:table-cell office:value-type="float" office:value="0.1832454" calcext:value-type="float">
            <text:p>0.1832454</text:p>
          </table:table-cell>
          <table:table-cell office:value-type="float" office:value="0.2377508" calcext:value-type="float">
            <text:p>0.2377508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6846016" calcext:value-type="float">
            <text:p>0.6846016</text:p>
          </table:table-cell>
          <table:table-cell office:value-type="float" office:value="0.4715" calcext:value-type="float">
            <text:p>0.4715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7:14</text:p>
          </table:table-cell>
          <table:table-cell office:value-type="float" office:value="0.0014265" calcext:value-type="float">
            <text:p>0.0014265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905202" calcext:value-type="float">
            <text:p>0.6905202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10" calcext:value-type="float">
            <text:p>10</text:p>
          </table:table-cell>
          <table:table-cell office:value-type="float" office:value="1.00647616386414" calcext:value-type="float">
            <text:p>1.00647616386414</text:p>
          </table:table-cell>
          <table:table-cell office:value-type="float" office:value="0.129535406827927" calcext:value-type="float">
            <text:p>0.129535406827927</text:p>
          </table:table-cell>
          <table:table-cell office:value-type="float" office:value="0.876940757036209" calcext:value-type="float">
            <text:p>0.876940757036209</text:p>
          </table:table-cell>
          <table:table-cell office:value-type="float" office:value="0.467459861934185" calcext:value-type="float">
            <text:p>0.467459861934185</text:p>
          </table:table-cell>
          <table:table-cell office:value-type="float" office:value="0.291477607412863" calcext:value-type="float">
            <text:p>0.291477607412863</text:p>
          </table:table-cell>
          <table:table-cell office:value-type="float" office:value="0.682558161020279" calcext:value-type="float">
            <text:p>0.682558161020279</text:p>
          </table:table-cell>
          <table:table-cell office:value-type="float" office:value="0.252361562848091" calcext:value-type="float">
            <text:p>0.252361562848091</text:p>
          </table:table-cell>
          <table:table-cell office:value-type="float" office:value="0.430196598172188" calcext:value-type="float">
            <text:p>0.430196598172188</text:p>
          </table:table-cell>
          <table:table-cell office:value-type="float" office:value="0.5367884" calcext:value-type="float">
            <text:p>0.5367884</text:p>
          </table:table-cell>
          <table:table-cell office:value-type="float" office:value="0.40795" calcext:value-type="float">
            <text:p>0.40795</text:p>
          </table:table-cell>
          <table:table-cell office:value-type="float" office:value="0.57892" calcext:value-type="float">
            <text:p>0.57892</text:p>
          </table:table-cell>
          <table:table-cell office:value-type="float" office:value="0.8826562" calcext:value-type="float">
            <text:p>0.8826562</text:p>
          </table:table-cell>
          <table:table-cell office:value-type="float" office:value="1.0064762" calcext:value-type="float">
            <text:p>1.0064762</text:p>
          </table:table-cell>
          <table:table-cell office:value-type="float" office:value="0.0176546" calcext:value-type="float">
            <text:p>0.0176546</text:p>
          </table:table-cell>
          <table:table-cell office:value-type="float" office:value="0.1295354" calcext:value-type="float">
            <text:p>0.1295354</text:p>
          </table:table-cell>
          <table:table-cell office:value-type="float" office:value="0.1893708" calcext:value-type="float">
            <text:p>0.1893708</text:p>
          </table:table-cell>
          <table:table-cell office:value-type="float" office:value="0.25174" calcext:value-type="float">
            <text:p>0.25174</text:p>
          </table:table-cell>
          <table:table-cell office:value-type="float" office:value="0.4267116" calcext:value-type="float">
            <text:p>0.4267116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7:27</text:p>
          </table:table-cell>
          <table:table-cell office:value-type="float" office:value="0.0020018" calcext:value-type="float">
            <text:p>0.0020018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900952" calcext:value-type="float">
            <text:p>0.6900952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68983" calcext:value-type="float">
            <text:p>0.0368983</text:p>
          </table:table-cell>
          <table:table-cell office:value-type="float" office:value="9" calcext:value-type="float">
            <text:p>9</text:p>
          </table:table-cell>
          <table:table-cell office:value-type="float" office:value="0.993766188621521" calcext:value-type="float">
            <text:p>0.993766188621521</text:p>
          </table:table-cell>
          <table:table-cell office:value-type="float" office:value="0.0856653973460197" calcext:value-type="float">
            <text:p>0.0856653973460197</text:p>
          </table:table-cell>
          <table:table-cell office:value-type="float" office:value="0.908100791275501" calcext:value-type="float">
            <text:p>0.908100791275501</text:p>
          </table:table-cell>
          <table:table-cell office:value-type="float" office:value="0.434618852287531" calcext:value-type="float">
            <text:p>0.434618852287531</text:p>
          </table:table-cell>
          <table:table-cell office:value-type="float" office:value="0.329635039739895" calcext:value-type="float">
            <text:p>0.329635039739895</text:p>
          </table:table-cell>
          <table:table-cell office:value-type="float" office:value="0.701172149181366" calcext:value-type="float">
            <text:p>0.701172149181366</text:p>
          </table:table-cell>
          <table:table-cell office:value-type="float" office:value="0.168065555393696" calcext:value-type="float">
            <text:p>0.168065555393696</text:p>
          </table:table-cell>
          <table:table-cell office:value-type="float" office:value="0.53310659378767" calcext:value-type="float">
            <text:p>0.53310659378767</text:p>
          </table:table-cell>
          <table:table-cell office:value-type="float" office:value="0.5642584" calcext:value-type="float">
            <text:p>0.5642584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0.59409" calcext:value-type="float">
            <text:p>0.59409</text:p>
          </table:table-cell>
          <table:table-cell office:value-type="float" office:value="0.9334962" calcext:value-type="float">
            <text:p>0.9334962</text:p>
          </table:table-cell>
          <table:table-cell office:value-type="float" office:value="0.9937662" calcext:value-type="float">
            <text:p>0.99376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0856654" calcext:value-type="float">
            <text:p>0.0856654</text:p>
          </table:table-cell>
          <table:table-cell office:value-type="float" office:value="0.1442708" calcext:value-type="float">
            <text:p>0.1442708</text:p>
          </table:table-cell>
          <table:table-cell office:value-type="float" office:value="0.19803" calcext:value-type="float">
            <text:p>0.19803</text:p>
          </table:table-cell>
          <table:table-cell office:value-type="float" office:value="0.2676316" calcext:value-type="float">
            <text:p>0.2676316</text:p>
          </table:table-cell>
          <table:table-cell office:value-type="float" office:value="0.14473" calcext:value-type="float">
            <text:p>0.14473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7:40</text:p>
          </table:table-cell>
          <table:table-cell office:value-type="float" office:value="0.0026095" calcext:value-type="float">
            <text:p>0.0026095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97063" calcext:value-type="float">
            <text:p>0.6897063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65692" calcext:value-type="float">
            <text:p>0.0365692</text:p>
          </table:table-cell>
          <table:table-cell office:value-type="float" office:value="7" calcext:value-type="float">
            <text:p>7</text:p>
          </table:table-cell>
          <table:table-cell office:value-type="float" office:value="0.970806181430817" calcext:value-type="float">
            <text:p>0.970806181430817</text:p>
          </table:table-cell>
          <table:table-cell office:value-type="float" office:value="0.0282653998583555" calcext:value-type="float">
            <text:p>0.0282653998583555</text:p>
          </table:table-cell>
          <table:table-cell office:value-type="float" office:value="0.942540781572461" calcext:value-type="float">
            <text:p>0.942540781572461</text:p>
          </table:table-cell>
          <table:table-cell office:value-type="float" office:value="0.404360860399902" calcext:value-type="float">
            <text:p>0.404360860399902</text:p>
          </table:table-cell>
          <table:table-cell office:value-type="float" office:value="0.36718239095642" calcext:value-type="float">
            <text:p>0.36718239095642</text:p>
          </table:table-cell>
          <table:table-cell office:value-type="float" office:value="0.714702159166336" calcext:value-type="float">
            <text:p>0.714702159166336</text:p>
          </table:table-cell>
          <table:table-cell office:value-type="float" office:value="0.0940195616334677" calcext:value-type="float">
            <text:p>0.0940195616334677</text:p>
          </table:table-cell>
          <table:table-cell office:value-type="float" office:value="0.620682597532868" calcext:value-type="float">
            <text:p>0.620682597532868</text:p>
          </table:table-cell>
          <table:table-cell office:value-type="float" office:value="0.6159184" calcext:value-type="float">
            <text:p>0.6159184</text:p>
          </table:table-cell>
          <table:table-cell office:value-type="float" office:value="0.43296" calcext:value-type="float">
            <text:p>0.43296</text:p>
          </table:table-cell>
          <table:table-cell office:value-type="float" office:value="0.58466" calcext:value-type="float">
            <text:p>0.58466</text:p>
          </table:table-cell>
          <table:table-cell office:value-type="float" office:value="0.9708062" calcext:value-type="float">
            <text:p>0.9708062</text:p>
          </table:table-cell>
          <table:table-cell office:value-type="float" office:value="0.9691662" calcext:value-type="float">
            <text:p>0.9691662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0.0282654" calcext:value-type="float">
            <text:p>0.0282654</text:p>
          </table:table-cell>
          <table:table-cell office:value-type="float" office:value="0.0606308" calcext:value-type="float">
            <text:p>0.060630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757916" calcext:value-type="float">
            <text:p>0.1757916</text:p>
          </table:table-cell>
          <table:table-cell office:value-type="float" office:value="0.07421" calcext:value-type="float">
            <text:p>0.07421</text:p>
          </table:table-cell>
          <table:table-cell office:value-type="float" office:value="-0.0089708" calcext:value-type="float">
            <text:p>-0.0089708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7:53</text:p>
          </table:table-cell>
          <table:table-cell office:value-type="float" office:value="0.0029197" calcext:value-type="float">
            <text:p>0.0029197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9008" calcext:value-type="float">
            <text:p>0.689008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6118" calcext:value-type="float">
            <text:p>0.036118</text:p>
          </table:table-cell>
          <table:table-cell office:value-type="float" office:value="6" calcext:value-type="float">
            <text:p>6</text:p>
          </table:table-cell>
          <table:table-cell office:value-type="float" office:value="1.00196623802185" calcext:value-type="float">
            <text:p>1.00196623802185</text:p>
          </table:table-cell>
          <table:table-cell office:value-type="float" office:value="-0.00576459988951683" calcext:value-type="float">
            <text:p>-0.00576459988951683</text:p>
          </table:table-cell>
          <table:table-cell office:value-type="float" office:value="1.00773083791137" calcext:value-type="float">
            <text:p>1.00773083791137</text:p>
          </table:table-cell>
          <table:table-cell office:value-type="float" office:value="0.378735864814371" calcext:value-type="float">
            <text:p>0.378735864814371</text:p>
          </table:table-cell>
          <table:table-cell office:value-type="float" office:value="0.385828284278354" calcext:value-type="float">
            <text:p>0.385828284278354</text:p>
          </table:table-cell>
          <table:table-cell office:value-type="float" office:value="0.716588169336319" calcext:value-type="float">
            <text:p>0.716588169336319</text:p>
          </table:table-cell>
          <table:table-cell office:value-type="float" office:value="0.0408835602924228" calcext:value-type="float">
            <text:p>0.0408835602924228</text:p>
          </table:table-cell>
          <table:table-cell office:value-type="float" office:value="0.675704609043896" calcext:value-type="float">
            <text:p>0.675704609043896</text:p>
          </table:table-cell>
          <table:table-cell office:value-type="float" office:value="0.6536384" calcext:value-type="float">
            <text:p>0.6536384</text:p>
          </table:table-cell>
          <table:table-cell office:value-type="float" office:value="0.45715" calcext:value-type="float">
            <text:p>0.45715</text:p>
          </table:table-cell>
          <table:table-cell office:value-type="float" office:value="0.60147" calcext:value-type="float">
            <text:p>0.60147</text:p>
          </table:table-cell>
          <table:table-cell office:value-type="float" office:value="1.0019662" calcext:value-type="float">
            <text:p>1.0019662</text:p>
          </table:table-cell>
          <table:table-cell office:value-type="float" office:value="0.8687162" calcext:value-type="float">
            <text:p>0.8687162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-0.0057646" calcext:value-type="float">
            <text:p>-0.0057646</text:p>
          </table:table-cell>
          <table:table-cell office:value-type="float" office:value="0.0028208" calcext:value-type="float">
            <text:p>0.0028208</text:p>
          </table:table-cell>
          <table:table-cell office:value-type="float" office:value="0.07257" calcext:value-type="float">
            <text:p>0.07257</text:p>
          </table:table-cell>
          <table:table-cell office:value-type="float" office:value="0.1073216" calcext:value-type="float">
            <text:p>0.1073216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8:0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56064" calcext:value-type="float">
            <text:p>0.0356064</text:p>
          </table:table-cell>
          <table:table-cell office:value-type="float" office:value="5" calcext:value-type="float">
            <text:p>5</text:p>
          </table:table-cell>
          <table:table-cell office:value-type="float" office:value="0.990076184272766" calcext:value-type="float">
            <text:p>0.990076184272766</text:p>
          </table:table-cell>
          <table:table-cell office:value-type="float" office:value="-0.0229845996946096" calcext:value-type="float">
            <text:p>-0.0229845996946096</text:p>
          </table:table-cell>
          <table:table-cell office:value-type="float" office:value="1.01306078396738" calcext:value-type="float">
            <text:p>1.01306078396738</text:p>
          </table:table-cell>
          <table:table-cell office:value-type="float" office:value="0.357456857911893" calcext:value-type="float">
            <text:p>0.357456857911893</text:p>
          </table:table-cell>
          <table:table-cell office:value-type="float" office:value="0.384793188369627" calcext:value-type="float">
            <text:p>0.384793188369627</text:p>
          </table:table-cell>
          <table:table-cell office:value-type="float" office:value="0.699860155582428" calcext:value-type="float">
            <text:p>0.699860155582428</text:p>
          </table:table-cell>
          <table:table-cell office:value-type="float" office:value="0.0150535602413584" calcext:value-type="float">
            <text:p>0.0150535602413584</text:p>
          </table:table-cell>
          <table:table-cell office:value-type="float" office:value="0.68480659534107" calcext:value-type="float">
            <text:p>0.68480659534107</text:p>
          </table:table-cell>
          <table:table-cell office:value-type="float" office:value="0.6638884" calcext:value-type="float">
            <text:p>0.6638884</text:p>
          </table:table-cell>
          <table:table-cell office:value-type="float" office:value="0.46822" calcext:value-type="float">
            <text:p>0.46822</text:p>
          </table:table-cell>
          <table:table-cell office:value-type="float" office:value="0.60557" calcext:value-type="float">
            <text:p>0.60557</text:p>
          </table:table-cell>
          <table:table-cell office:value-type="float" office:value="0.9900762" calcext:value-type="float">
            <text:p>0.9900762</text:p>
          </table:table-cell>
          <table:table-cell office:value-type="float" office:value="0.7715462" calcext:value-type="float">
            <text:p>0.77154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-0.0229846" calcext:value-type="float">
            <text:p>-0.0229846</text:p>
          </table:table-cell>
          <table:table-cell office:value-type="float" office:value="-0.0201392" calcext:value-type="float">
            <text:p>-0.0201392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.0696016" calcext:value-type="float">
            <text:p>0.0696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8:1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6244" calcext:value-type="float">
            <text:p>0.0346244</text:p>
          </table:table-cell>
          <table:table-cell office:value-type="float" office:value="5" calcext:value-type="float">
            <text:p>5</text:p>
          </table:table-cell>
          <table:table-cell office:value-type="float" office:value="0.84575617313385" calcext:value-type="float">
            <text:p>0.84575617313385</text:p>
          </table:table-cell>
          <table:table-cell office:value-type="float" office:value="-0.0619591996073723" calcext:value-type="float">
            <text:p>-0.0619591996073723</text:p>
          </table:table-cell>
          <table:table-cell office:value-type="float" office:value="0.907715372741222" calcext:value-type="float">
            <text:p>0.907715372741222</text:p>
          </table:table-cell>
          <table:table-cell office:value-type="float" office:value="0.2810738615226" calcext:value-type="float">
            <text:p>0.2810738615226</text:p>
          </table:table-cell>
          <table:table-cell office:value-type="float" office:value="0.346029914283468" calcext:value-type="float">
            <text:p>0.346029914283468</text:p>
          </table:table-cell>
          <table:table-cell office:value-type="float" office:value="0.593260163068771" calcext:value-type="float">
            <text:p>0.593260163068771</text:p>
          </table:table-cell>
          <table:table-cell office:value-type="float" office:value="-0.0311124400235713" calcext:value-type="float">
            <text:p>-0.0311124400235713</text:p>
          </table:table-cell>
          <table:table-cell office:value-type="float" office:value="0.624372603092343" calcext:value-type="float">
            <text:p>0.624372603092343</text:p>
          </table:table-cell>
          <table:table-cell office:value-type="float" office:value="0.6355984" calcext:value-type="float">
            <text:p>0.6355984</text:p>
          </table:table-cell>
          <table:table-cell office:value-type="float" office:value="0.43911" calcext:value-type="float">
            <text:p>0.43911</text:p>
          </table:table-cell>
          <table:table-cell office:value-type="float" office:value="0.53669" calcext:value-type="float">
            <text:p>0.53669</text:p>
          </table:table-cell>
          <table:table-cell office:value-type="float" office:value="0.8457562" calcext:value-type="float">
            <text:p>0.8457562</text:p>
          </table:table-cell>
          <table:table-cell office:value-type="float" office:value="0.5091462" calcext:value-type="float">
            <text:p>0.5091462</text:p>
          </table:table-cell>
          <table:table-cell office:value-type="float" office:value="0.0192946" calcext:value-type="float">
            <text:p>0.0192946</text:p>
          </table:table-cell>
          <table:table-cell office:value-type="float" office:value="-0.0484046" calcext:value-type="float">
            <text:p>-0.0484046</text:p>
          </table:table-cell>
          <table:table-cell office:value-type="float" office:value="-0.0619592" calcext:value-type="float">
            <text:p>-0.0619592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-0.0058384" calcext:value-type="float">
            <text:p>-0.0058384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8:3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10095" calcext:value-type="float">
            <text:p>0.0310095</text:p>
          </table:table-cell>
          <table:table-cell office:value-type="float" office:value="5" calcext:value-type="float">
            <text:p>5</text:p>
          </table:table-cell>
          <table:table-cell office:value-type="float" office:value="0.449048399925232" calcext:value-type="float">
            <text:p>0.449048399925232</text:p>
          </table:table-cell>
          <table:table-cell office:value-type="float" office:value="-0.141089200973511" calcext:value-type="float">
            <text:p>-0.141089200973511</text:p>
          </table:table-cell>
          <table:table-cell office:value-type="float" office:value="0.590137600898743" calcext:value-type="float">
            <text:p>0.590137600898743</text:p>
          </table:table-cell>
          <table:table-cell office:value-type="float" office:value="0.0696368593722582" calcext:value-type="float">
            <text:p>0.0696368593722582</text:p>
          </table:table-cell>
          <table:table-cell office:value-type="float" office:value="0.192422421274307" calcext:value-type="float">
            <text:p>0.192422421274307</text:p>
          </table:table-cell>
          <table:table-cell office:value-type="float" office:value="0.233608159422874" calcext:value-type="float">
            <text:p>0.233608159422874</text:p>
          </table:table-cell>
          <table:table-cell office:value-type="float" office:value="-0.0943344406783581" calcext:value-type="float">
            <text:p>-0.0943344406783581</text:p>
          </table:table-cell>
          <table:table-cell office:value-type="float" office:value="0.327942600101233" calcext:value-type="float">
            <text:p>0.327942600101233</text:p>
          </table:table-cell>
          <table:table-cell office:value-type="float" office:value="0.4490484" calcext:value-type="float">
            <text:p>0.4490484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9885" calcext:value-type="float">
            <text:p>0.19885</text:p>
          </table:table-cell>
          <table:table-cell office:value-type="float" office:value="0.1721262" calcext:value-type="float">
            <text:p>0.1721262</text:p>
          </table:table-cell>
          <table:table-cell office:value-type="float" office:value="0.1512162" calcext:value-type="float">
            <text:p>0.1512162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-0.1164646" calcext:value-type="float">
            <text:p>-0.1164646</text:p>
          </table:table-cell>
          <table:table-cell office:value-type="float" office:value="-0.1410892" calcext:value-type="float">
            <text:p>-0.1410892</text:p>
          </table:table-cell>
          <table:table-cell office:value-type="float" office:value="-0.05248" calcext:value-type="float">
            <text:p>-0.05248</text:p>
          </table:table-cell>
          <table:table-cell office:value-type="float" office:value="-0.0767684" calcext:value-type="float">
            <text:p>-0.0767684</text:p>
          </table:table-cell>
          <table:table-cell office:value-type="float" office:value="-0.08487" calcext:value-type="float">
            <text:p>-0.08487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28:4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23565" calcext:value-type="float">
            <text:p>0.0323565</text:p>
          </table:table-cell>
          <table:table-cell office:value-type="float" office:value="5" calcext:value-type="float">
            <text:p>5</text:p>
          </table:table-cell>
          <table:table-cell office:value-type="float" office:value="0.317028403282166" calcext:value-type="float">
            <text:p>0.317028403282166</text:p>
          </table:table-cell>
          <table:table-cell office:value-type="float" office:value="-0.111979201436043" calcext:value-type="float">
            <text:p>-0.111979201436043</text:p>
          </table:table-cell>
          <table:table-cell office:value-type="float" office:value="0.429007604718208" calcext:value-type="float">
            <text:p>0.429007604718208</text:p>
          </table:table-cell>
          <table:table-cell office:value-type="float" office:value="0.0694318616762757" calcext:value-type="float">
            <text:p>0.0694318616762757</text:p>
          </table:table-cell>
          <table:table-cell office:value-type="float" office:value="0.157436499862357" calcext:value-type="float">
            <text:p>0.157436499862357</text:p>
          </table:table-cell>
          <table:table-cell office:value-type="float" office:value="0.211058163642883" calcext:value-type="float">
            <text:p>0.211058163642883</text:p>
          </table:table-cell>
          <table:table-cell office:value-type="float" office:value="-0.0721944402903318" calcext:value-type="float">
            <text:p>-0.0721944402903318</text:p>
          </table:table-cell>
          <table:table-cell office:value-type="float" office:value="0.283252603933215" calcext:value-type="float">
            <text:p>0.283252603933215</text:p>
          </table:table-cell>
          <table:table-cell office:value-type="float" office:value="0.3170284" calcext:value-type="float">
            <text:p>0.3170284</text:p>
          </table:table-cell>
          <table:table-cell office:value-type="float" office:value="0.18655" calcext:value-type="float">
            <text:p>0.18655</text:p>
          </table:table-cell>
          <table:table-cell office:value-type="float" office:value="0.19803" calcext:value-type="float">
            <text:p>0.19803</text:p>
          </table:table-cell>
          <table:table-cell office:value-type="float" office:value="0.2172262" calcext:value-type="float">
            <text:p>0.2172262</text:p>
          </table:table-cell>
          <table:table-cell office:value-type="float" office:value="0.1364562" calcext:value-type="float">
            <text:p>0.13645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-0.0980146" calcext:value-type="float">
            <text:p>-0.0980146</text:p>
          </table:table-cell>
          <table:table-cell office:value-type="float" office:value="-0.1119792" calcext:value-type="float">
            <text:p>-0.1119792</text:p>
          </table:table-cell>
          <table:table-cell office:value-type="float" office:value="-0.02419" calcext:value-type="float">
            <text:p>-0.02419</text:p>
          </table:table-cell>
          <table:table-cell office:value-type="float" office:value="-0.0538084" calcext:value-type="float">
            <text:p>-0.0538084</text:p>
          </table:table-cell>
          <table:table-cell office:value-type="float" office:value="-0.07298" calcext:value-type="float">
            <text:p>-0.07298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28:57</text:p>
          </table:table-cell>
          <table:table-cell office:value-type="float" office:value="-0.0000492" calcext:value-type="float">
            <text:p>-0.0000492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20285" calcext:value-type="float">
            <text:p>0.6920285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84838" calcext:value-type="float">
            <text:p>0.0384838</text:p>
          </table:table-cell>
          <table:table-cell office:value-type="float" office:value="10" calcext:value-type="float">
            <text:p>10</text:p>
          </table:table-cell>
          <table:table-cell office:value-type="float" office:value="1.10945999622345" calcext:value-type="float">
            <text:p>1.10945999622345</text:p>
          </table:table-cell>
          <table:table-cell office:value-type="float" office:value="0.219735398888588" calcext:value-type="float">
            <text:p>0.219735398888588</text:p>
          </table:table-cell>
          <table:table-cell office:value-type="float" office:value="0.889724597334862" calcext:value-type="float">
            <text:p>0.889724597334862</text:p>
          </table:table-cell>
          <table:table-cell office:value-type="float" office:value="0.561923860013485" calcext:value-type="float">
            <text:p>0.561923860013485</text:p>
          </table:table-cell>
          <table:table-cell office:value-type="float" office:value="0.319167436749795" calcext:value-type="float">
            <text:p>0.319167436749795</text:p>
          </table:table-cell>
          <table:table-cell office:value-type="float" office:value="0.552998155355454" calcext:value-type="float">
            <text:p>0.552998155355454</text:p>
          </table:table-cell>
          <table:table-cell office:value-type="float" office:value="0.570849564671516" calcext:value-type="float">
            <text:p>0.570849564671516</text:p>
          </table:table-cell>
          <table:table-cell office:value-type="float" office:value="0.0178514093160629" calcext:value-type="float">
            <text:p>0.0178514093160629</text:p>
          </table:table-cell>
          <table:table-cell office:value-type="float" office:value="0.4433084" calcext:value-type="float">
            <text:p>0.4433084</text:p>
          </table:table-cell>
          <table:table-cell office:value-type="float" office:value="0.30627" calcext:value-type="float">
            <text:p>0.30627</text:p>
          </table:table-cell>
          <table:table-cell office:value-type="float" office:value="0.42312" calcext:value-type="float">
            <text:p>0.42312</text:p>
          </table:table-cell>
          <table:table-cell office:value-type="float" office:value="0.6296862" calcext:value-type="float">
            <text:p>0.6296862</text:p>
          </table:table-cell>
          <table:table-cell office:value-type="float" office:value="0.9626062" calcext:value-type="float">
            <text:p>0.96260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2197354" calcext:value-type="float">
            <text:p>0.2197354</text:p>
          </table:table-cell>
          <table:table-cell office:value-type="float" office:value="0.2553808" calcext:value-type="float">
            <text:p>0.2553808</text:p>
          </table:table-cell>
          <table:table-cell office:value-type="float" office:value="0.37843" calcext:value-type="float">
            <text:p>0.37843</text:p>
          </table:table-cell>
          <table:table-cell office:value-type="float" office:value="0.8912416" calcext:value-type="float">
            <text:p>0.8912416</text:p>
          </table:table-cell>
          <table:table-cell office:value-type="float" office:value="1.10946" calcext:value-type="float">
            <text:p>1.10946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29:10</text:p>
          </table:table-cell>
          <table:table-cell office:value-type="float" office:value="-0.0000444" calcext:value-type="float">
            <text:p>-0.0000444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20518" calcext:value-type="float">
            <text:p>0.6920518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83355" calcext:value-type="float">
            <text:p>0.0383355</text:p>
          </table:table-cell>
          <table:table-cell office:value-type="float" office:value="10" calcext:value-type="float">
            <text:p>10</text:p>
          </table:table-cell>
          <table:table-cell office:value-type="float" office:value="1.12545001506805" calcext:value-type="float">
            <text:p>1.12545001506805</text:p>
          </table:table-cell>
          <table:table-cell office:value-type="float" office:value="0.239415407180786" calcext:value-type="float">
            <text:p>0.239415407180786</text:p>
          </table:table-cell>
          <table:table-cell office:value-type="float" office:value="0.886034607887268" calcext:value-type="float">
            <text:p>0.886034607887268</text:p>
          </table:table-cell>
          <table:table-cell office:value-type="float" office:value="0.565285858511925" calcext:value-type="float">
            <text:p>0.565285858511925</text:p>
          </table:table-cell>
          <table:table-cell office:value-type="float" office:value="0.315542843770627" calcext:value-type="float">
            <text:p>0.315542843770627</text:p>
          </table:table-cell>
          <table:table-cell office:value-type="float" office:value="0.557180154323578" calcext:value-type="float">
            <text:p>0.557180154323578</text:p>
          </table:table-cell>
          <table:table-cell office:value-type="float" office:value="0.573391562700272" calcext:value-type="float">
            <text:p>0.573391562700272</text:p>
          </table:table-cell>
          <table:table-cell office:value-type="float" office:value="0.0162114083766937" calcext:value-type="float">
            <text:p>0.0162114083766937</text:p>
          </table:table-cell>
          <table:table-cell office:value-type="float" office:value="0.4670884" calcext:value-type="float">
            <text:p>0.4670884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42517" calcext:value-type="float">
            <text:p>0.42517</text:p>
          </table:table-cell>
          <table:table-cell office:value-type="float" office:value="0.6079562" calcext:value-type="float">
            <text:p>0.6079562</text:p>
          </table:table-cell>
          <table:table-cell office:value-type="float" office:value="0.9732662" calcext:value-type="float">
            <text:p>0.97326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2394154" calcext:value-type="float">
            <text:p>0.2394154</text:p>
          </table:table-cell>
          <table:table-cell office:value-type="float" office:value="0.2644008" calcext:value-type="float">
            <text:p>0.2644008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8621316" calcext:value-type="float">
            <text:p>0.8621316</text:p>
          </table:table-cell>
          <table:table-cell office:value-type="float" office:value="1.12545" calcext:value-type="float">
            <text:p>1.12545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29:23</text:p>
          </table:table-cell>
          <table:table-cell office:value-type="float" office:value="-0.0000235" calcext:value-type="float">
            <text:p>-0.0000235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20695" calcext:value-type="float">
            <text:p>0.6920695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76686" calcext:value-type="float">
            <text:p>0.0376686</text:p>
          </table:table-cell>
          <table:table-cell office:value-type="float" office:value="10" calcext:value-type="float">
            <text:p>10</text:p>
          </table:table-cell>
          <table:table-cell office:value-type="float" office:value="0.996710002422333" calcext:value-type="float">
            <text:p>0.996710002422333</text:p>
          </table:table-cell>
          <table:table-cell office:value-type="float" office:value="0.275085389614105" calcext:value-type="float">
            <text:p>0.275085389614105</text:p>
          </table:table-cell>
          <table:table-cell office:value-type="float" office:value="0.721624612808228" calcext:value-type="float">
            <text:p>0.721624612808228</text:p>
          </table:table-cell>
          <table:table-cell office:value-type="float" office:value="0.550197860598564" calcext:value-type="float">
            <text:p>0.550197860598564</text:p>
          </table:table-cell>
          <table:table-cell office:value-type="float" office:value="0.264396932815084" calcext:value-type="float">
            <text:p>0.264396932815084</text:p>
          </table:table-cell>
          <table:table-cell office:value-type="float" office:value="0.546028167009354" calcext:value-type="float">
            <text:p>0.546028167009354</text:p>
          </table:table-cell>
          <table:table-cell office:value-type="float" office:value="0.554367554187775" calcext:value-type="float">
            <text:p>0.554367554187775</text:p>
          </table:table-cell>
          <table:table-cell office:value-type="float" office:value="0.00833938717842098" calcext:value-type="float">
            <text:p>0.00833938717842098</text:p>
          </table:table-cell>
          <table:table-cell office:value-type="float" office:value="0.5101384" calcext:value-type="float">
            <text:p>0.5101384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0.43337" calcext:value-type="float">
            <text:p>0.43337</text:p>
          </table:table-cell>
          <table:table-cell office:value-type="float" office:value="0.5837662" calcext:value-type="float">
            <text:p>0.5837662</text:p>
          </table:table-cell>
          <table:table-cell office:value-type="float" office:value="0.8801962" calcext:value-type="float">
            <text:p>0.8801962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0.2750854" calcext:value-type="float">
            <text:p>0.2750854</text:p>
          </table:table-cell>
          <table:table-cell office:value-type="float" office:value="0.2873608" calcext:value-type="float">
            <text:p>0.2873608</text:p>
          </table:table-cell>
          <table:table-cell office:value-type="float" office:value="0.38089" calcext:value-type="float">
            <text:p>0.38089</text:p>
          </table:table-cell>
          <table:table-cell office:value-type="float" office:value="0.8317916" calcext:value-type="float">
            <text:p>0.8317916</text:p>
          </table:table-cell>
          <table:table-cell office:value-type="float" office:value="0.99671" calcext:value-type="float">
            <text:p>0.99671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29:35</text:p>
          </table:table-cell>
          <table:table-cell office:value-type="float" office:value="-0.0000563" calcext:value-type="float">
            <text:p>-0.0000563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20417" calcext:value-type="float">
            <text:p>0.6920417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89632" calcext:value-type="float">
            <text:p>0.0389632</text:p>
          </table:table-cell>
          <table:table-cell office:value-type="float" office:value="10" calcext:value-type="float">
            <text:p>10</text:p>
          </table:table-cell>
          <table:table-cell office:value-type="float" office:value="1.13979995250702" calcext:value-type="float">
            <text:p>1.13979995250702</text:p>
          </table:table-cell>
          <table:table-cell office:value-type="float" office:value="0.175455406308174" calcext:value-type="float">
            <text:p>0.175455406308174</text:p>
          </table:table-cell>
          <table:table-cell office:value-type="float" office:value="0.964344546198845" calcext:value-type="float">
            <text:p>0.964344546198845</text:p>
          </table:table-cell>
          <table:table-cell office:value-type="float" office:value="0.563563863933086" calcext:value-type="float">
            <text:p>0.563563863933086</text:p>
          </table:table-cell>
          <table:table-cell office:value-type="float" office:value="0.351103656496369" calcext:value-type="float">
            <text:p>0.351103656496369</text:p>
          </table:table-cell>
          <table:table-cell office:value-type="float" office:value="0.553326171636581" calcext:value-type="float">
            <text:p>0.553326171636581</text:p>
          </table:table-cell>
          <table:table-cell office:value-type="float" office:value="0.573801556229591" calcext:value-type="float">
            <text:p>0.573801556229591</text:p>
          </table:table-cell>
          <table:table-cell office:value-type="float" office:value="0.02047538459301" calcext:value-type="float">
            <text:p>0.02047538459301</text:p>
          </table:table-cell>
          <table:table-cell office:value-type="float" office:value="0.3998484" calcext:value-type="float">
            <text:p>0.3998484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41861" calcext:value-type="float">
            <text:p>0.41861</text:p>
          </table:table-cell>
          <table:table-cell office:value-type="float" office:value="0.6784762" calcext:value-type="float">
            <text:p>0.6784762</text:p>
          </table:table-cell>
          <table:table-cell office:value-type="float" office:value="0.9908962" calcext:value-type="float">
            <text:p>0.9908962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0.1754554" calcext:value-type="float">
            <text:p>0.1754554</text:p>
          </table:table-cell>
          <table:table-cell office:value-type="float" office:value="0.2270908" calcext:value-type="float">
            <text:p>0.2270908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9539716" calcext:value-type="float">
            <text:p>0.9539716</text:p>
          </table:table-cell>
          <table:table-cell office:value-type="float" office:value="1.1398" calcext:value-type="float">
            <text:p>1.1398</text:p>
          </table:table-cell>
          <table:table-cell office:value-type="float" office:value="-0.0138908" calcext:value-type="float">
            <text:p>-0.0138908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29:48</text:p>
          </table:table-cell>
          <table:table-cell office:value-type="float" office:value="-0.0000279" calcext:value-type="float">
            <text:p>-0.0000279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20632" calcext:value-type="float">
            <text:p>0.6920632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87726" calcext:value-type="float">
            <text:p>0.0387726</text:p>
          </table:table-cell>
          <table:table-cell office:value-type="float" office:value="10" calcext:value-type="float">
            <text:p>10</text:p>
          </table:table-cell>
          <table:table-cell office:value-type="float" office:value="1.00367999076843" calcext:value-type="float">
            <text:p>1.00367999076843</text:p>
          </table:table-cell>
          <table:table-cell office:value-type="float" office:value="0.152905404567719" calcext:value-type="float">
            <text:p>0.152905404567719</text:p>
          </table:table-cell>
          <table:table-cell office:value-type="float" office:value="0.850774586200714" calcext:value-type="float">
            <text:p>0.850774586200714</text:p>
          </table:table-cell>
          <table:table-cell office:value-type="float" office:value="0.536421862244606" calcext:value-type="float">
            <text:p>0.536421862244606</text:p>
          </table:table-cell>
          <table:table-cell office:value-type="float" office:value="0.321433347447924" calcext:value-type="float">
            <text:p>0.321433347447924</text:p>
          </table:table-cell>
          <table:table-cell office:value-type="float" office:value="0.531596171855927" calcext:value-type="float">
            <text:p>0.531596171855927</text:p>
          </table:table-cell>
          <table:table-cell office:value-type="float" office:value="0.541247552633285" calcext:value-type="float">
            <text:p>0.541247552633285</text:p>
          </table:table-cell>
          <table:table-cell office:value-type="float" office:value="0.00965138077735894" calcext:value-type="float">
            <text:p>0.00965138077735894</text:p>
          </table:table-cell>
          <table:table-cell office:value-type="float" office:value="0.3883684" calcext:value-type="float">
            <text:p>0.3883684</text:p>
          </table:table-cell>
          <table:table-cell office:value-type="float" office:value="0.27265" calcext:value-type="float">
            <text:p>0.27265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6907762" calcext:value-type="float">
            <text:p>0.6907762</text:p>
          </table:table-cell>
          <table:table-cell office:value-type="float" office:value="0.8912662" calcext:value-type="float">
            <text:p>0.8912662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0.1529054" calcext:value-type="float">
            <text:p>0.1529054</text:p>
          </table:table-cell>
          <table:table-cell office:value-type="float" office:value="0.2168408" calcext:value-type="float">
            <text:p>0.2168408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9601216" calcext:value-type="float">
            <text:p>0.9601216</text:p>
          </table:table-cell>
          <table:table-cell office:value-type="float" office:value="1.00368" calcext:value-type="float">
            <text:p>1.00368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30:01</text:p>
          </table:table-cell>
          <table:table-cell office:value-type="float" office:value="0.0000071" calcext:value-type="float">
            <text:p>0.0000071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21058" calcext:value-type="float">
            <text:p>0.692105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77516" calcext:value-type="float">
            <text:p>0.0377516</text:p>
          </table:table-cell>
          <table:table-cell office:value-type="float" office:value="10" calcext:value-type="float">
            <text:p>10</text:p>
          </table:table-cell>
          <table:table-cell office:value-type="float" office:value="1.00768160820007" calcext:value-type="float">
            <text:p>1.00768160820007</text:p>
          </table:table-cell>
          <table:table-cell office:value-type="float" office:value="0.128715395927429" calcext:value-type="float">
            <text:p>0.128715395927429</text:p>
          </table:table-cell>
          <table:table-cell office:value-type="float" office:value="0.878966212272644" calcext:value-type="float">
            <text:p>0.878966212272644</text:p>
          </table:table-cell>
          <table:table-cell office:value-type="float" office:value="0.471641859412193" calcext:value-type="float">
            <text:p>0.471641859412193</text:p>
          </table:table-cell>
          <table:table-cell office:value-type="float" office:value="0.26469154823655" calcext:value-type="float">
            <text:p>0.26469154823655</text:p>
          </table:table-cell>
          <table:table-cell office:value-type="float" office:value="0.472720152139664" calcext:value-type="float">
            <text:p>0.472720152139664</text:p>
          </table:table-cell>
          <table:table-cell office:value-type="float" office:value="0.470563566684723" calcext:value-type="float">
            <text:p>0.470563566684723</text:p>
          </table:table-cell>
          <table:table-cell office:value-type="float" office:value="0.0021565854549408" calcext:value-type="float">
            <text:p>0.0021565854549408</text:p>
          </table:table-cell>
          <table:table-cell office:value-type="float" office:value="0.3731984" calcext:value-type="float">
            <text:p>0.3731984</text:p>
          </table:table-cell>
          <table:table-cell office:value-type="float" office:value="0.26773" calcext:value-type="float">
            <text:p>0.26773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0.7317762" calcext:value-type="float">
            <text:p>0.7317762</text:p>
          </table:table-cell>
          <table:table-cell office:value-type="float" office:value="0.5714662" calcext:value-type="float">
            <text:p>0.57146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1287154" calcext:value-type="float">
            <text:p>0.1287154</text:p>
          </table:table-cell>
          <table:table-cell office:value-type="float" office:value="0.2115108" calcext:value-type="float">
            <text:p>0.2115108</text:p>
          </table:table-cell>
          <table:table-cell office:value-type="float" office:value="0.39196" calcext:value-type="float">
            <text:p>0.39196</text:p>
          </table:table-cell>
          <table:table-cell office:value-type="float" office:value="1.0076816" calcext:value-type="float">
            <text:p>1.0076816</text:p>
          </table:table-cell>
          <table:table-cell office:value-type="float" office:value="0.61295" calcext:value-type="float">
            <text:p>0.61295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30:14</text:p>
          </table:table-cell>
          <table:table-cell office:value-type="float" office:value="0.0000967" calcext:value-type="float">
            <text:p>0.0000967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21926" calcext:value-type="float">
            <text:p>0.6921926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2119" calcext:value-type="float">
            <text:p>0.0392119</text:p>
          </table:table-cell>
          <table:table-cell office:value-type="float" office:value="9" calcext:value-type="float">
            <text:p>9</text:p>
          </table:table-cell>
          <table:table-cell office:value-type="float" office:value="0.961351573467255" calcext:value-type="float">
            <text:p>0.961351573467255</text:p>
          </table:table-cell>
          <table:table-cell office:value-type="float" office:value="0.00737999984994531" calcext:value-type="float">
            <text:p>0.00737999984994531</text:p>
          </table:table-cell>
          <table:table-cell office:value-type="float" office:value="0.953971573617309" calcext:value-type="float">
            <text:p>0.953971573617309</text:p>
          </table:table-cell>
          <table:table-cell office:value-type="float" office:value="0.40595986158587" calcext:value-type="float">
            <text:p>0.40595986158587</text:p>
          </table:table-cell>
          <table:table-cell office:value-type="float" office:value="0.27574462032096" calcext:value-type="float">
            <text:p>0.27574462032096</text:p>
          </table:table-cell>
          <table:table-cell office:value-type="float" office:value="0.417862167954445" calcext:value-type="float">
            <text:p>0.417862167954445</text:p>
          </table:table-cell>
          <table:table-cell office:value-type="float" office:value="0.394057555217296" calcext:value-type="float">
            <text:p>0.394057555217296</text:p>
          </table:table-cell>
          <table:table-cell office:value-type="float" office:value="0.023804612737149" calcext:value-type="float">
            <text:p>0.023804612737149</text:p>
          </table:table-cell>
          <table:table-cell office:value-type="float" office:value="0.4408484" calcext:value-type="float">
            <text:p>0.4408484</text:p>
          </table:table-cell>
          <table:table-cell office:value-type="float" office:value="0.33456" calcext:value-type="float">
            <text:p>0.33456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7014362" calcext:value-type="float">
            <text:p>0.7014362</text:p>
          </table:table-cell>
          <table:table-cell office:value-type="float" office:value="0.1327662" calcext:value-type="float">
            <text:p>0.13276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2324454" calcext:value-type="float">
            <text:p>0.2324454</text:p>
          </table:table-cell>
          <table:table-cell office:value-type="float" office:value="0.3062208" calcext:value-type="float">
            <text:p>0.3062208</text:p>
          </table:table-cell>
          <table:table-cell office:value-type="float" office:value="0.46289" calcext:value-type="float">
            <text:p>0.46289</text:p>
          </table:table-cell>
          <table:table-cell office:value-type="float" office:value="0.9613516" calcext:value-type="float">
            <text:p>0.9613516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30:27</text:p>
          </table:table-cell>
          <table:table-cell office:value-type="float" office:value="0.0002613" calcext:value-type="float">
            <text:p>0.0002613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23632" calcext:value-type="float">
            <text:p>0.6923632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9372" calcext:value-type="float">
            <text:p>0.039372</text:p>
          </table:table-cell>
          <table:table-cell office:value-type="float" office:value="7" calcext:value-type="float">
            <text:p>7</text:p>
          </table:table-cell>
          <table:table-cell office:value-type="float" office:value="0.610899984836578" calcext:value-type="float">
            <text:p>0.610899984836578</text:p>
          </table:table-cell>
          <table:table-cell office:value-type="float" office:value="-0.0286999996751547" calcext:value-type="float">
            <text:p>-0.0286999996751547</text:p>
          </table:table-cell>
          <table:table-cell office:value-type="float" office:value="0.639599984511733" calcext:value-type="float">
            <text:p>0.639599984511733</text:p>
          </table:table-cell>
          <table:table-cell office:value-type="float" office:value="0.31260285731405" calcext:value-type="float">
            <text:p>0.31260285731405</text:p>
          </table:table-cell>
          <table:table-cell office:value-type="float" office:value="0.239451715596284" calcext:value-type="float">
            <text:p>0.239451715596284</text:p>
          </table:table-cell>
          <table:table-cell office:value-type="float" office:value="0.345948155224323" calcext:value-type="float">
            <text:p>0.345948155224323</text:p>
          </table:table-cell>
          <table:table-cell office:value-type="float" office:value="0.279257559403777" calcext:value-type="float">
            <text:p>0.279257559403777</text:p>
          </table:table-cell>
          <table:table-cell office:value-type="float" office:value="0.0666905958205462" calcext:value-type="float">
            <text:p>0.0666905958205462</text:p>
          </table:table-cell>
          <table:table-cell office:value-type="float" office:value="0.5326884" calcext:value-type="float">
            <text:p>0.5326884</text:p>
          </table:table-cell>
          <table:table-cell office:value-type="float" office:value="0.43173" calcext:value-type="float">
            <text:p>0.43173</text:p>
          </table:table-cell>
          <table:table-cell office:value-type="float" office:value="0.57031" calcext:value-type="float">
            <text:p>0.57031</text:p>
          </table:table-cell>
          <table:table-cell office:value-type="float" office:value="0.0942262" calcext:value-type="float">
            <text:p>0.0942262</text:p>
          </table:table-cell>
          <table:table-cell office:value-type="float" office:value="0.1007862" calcext:value-type="float">
            <text:p>0.10078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3296154" calcext:value-type="float">
            <text:p>0.3296154</text:p>
          </table:table-cell>
          <table:table-cell office:value-type="float" office:value="0.4407008" calcext:value-type="float">
            <text:p>0.4407008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0437716" calcext:value-type="float">
            <text:p>0.0437716</text:p>
          </table:table-cell>
          <table:table-cell office:value-type="float" office:value="-0.0287" calcext:value-type="float">
            <text:p>-0.0287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30:39</text:p>
          </table:table-cell>
          <table:table-cell office:value-type="float" office:value="0.0003767" calcext:value-type="float">
            <text:p>0.0003767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2472" calcext:value-type="float">
            <text:p>0.692472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3763" calcext:value-type="float">
            <text:p>0.0403763</text:p>
          </table:table-cell>
          <table:table-cell office:value-type="float" office:value="5" calcext:value-type="float">
            <text:p>5</text:p>
          </table:table-cell>
          <table:table-cell office:value-type="float" office:value="0.694228410720825" calcext:value-type="float">
            <text:p>0.694228410720825</text:p>
          </table:table-cell>
          <table:table-cell office:value-type="float" office:value="-0.0332099981606007" calcext:value-type="float">
            <text:p>-0.0332099981606007</text:p>
          </table:table-cell>
          <table:table-cell office:value-type="float" office:value="0.727438408881426" calcext:value-type="float">
            <text:p>0.727438408881426</text:p>
          </table:table-cell>
          <table:table-cell office:value-type="float" office:value="0.258605859428644" calcext:value-type="float">
            <text:p>0.258605859428644</text:p>
          </table:table-cell>
          <table:table-cell office:value-type="float" office:value="0.276172105543566" calcext:value-type="float">
            <text:p>0.276172105543566</text:p>
          </table:table-cell>
          <table:table-cell office:value-type="float" office:value="0.296994161605835" calcext:value-type="float">
            <text:p>0.296994161605835</text:p>
          </table:table-cell>
          <table:table-cell office:value-type="float" office:value="0.220217557251453" calcext:value-type="float">
            <text:p>0.220217557251453</text:p>
          </table:table-cell>
          <table:table-cell office:value-type="float" office:value="0.0767766043543816" calcext:value-type="float">
            <text:p>0.0767766043543816</text:p>
          </table:table-cell>
          <table:table-cell office:value-type="float" office:value="0.6942284" calcext:value-type="float">
            <text:p>0.6942284</text:p>
          </table:table-cell>
          <table:table-cell office:value-type="float" office:value="0.52234" calcext:value-type="float">
            <text:p>0.52234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0.0396962" calcext:value-type="float">
            <text:p>0.0396962</text:p>
          </table:table-cell>
          <table:table-cell office:value-type="float" office:value="0.0954562" calcext:value-type="float">
            <text:p>0.09545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4973054" calcext:value-type="float">
            <text:p>0.4973054</text:p>
          </table:table-cell>
          <table:table-cell office:value-type="float" office:value="0.5600108" calcext:value-type="float">
            <text:p>0.5600108</text:p>
          </table:table-cell>
          <table:table-cell office:value-type="float" office:value="0.09758" calcext:value-type="float">
            <text:p>0.09758</text:p>
          </table:table-cell>
          <table:table-cell office:value-type="float" office:value="-0.0205984" calcext:value-type="float">
            <text:p>-0.0205984</text:p>
          </table:table-cell>
          <table:table-cell office:value-type="float" office:value="-0.03321" calcext:value-type="float">
            <text:p>-0.03321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30:52</text:p>
          </table:table-cell>
          <table:table-cell office:value-type="float" office:value="0.0005445" calcext:value-type="float">
            <text:p>0.0005445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26417" calcext:value-type="float">
            <text:p>0.6926417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24289" calcext:value-type="float">
            <text:p>0.0424289</text:p>
          </table:table-cell>
          <table:table-cell office:value-type="float" office:value="3" calcext:value-type="float">
            <text:p>3</text:p>
          </table:table-cell>
          <table:table-cell office:value-type="float" office:value="0.90250837802887" calcext:value-type="float">
            <text:p>0.90250837802887</text:p>
          </table:table-cell>
          <table:table-cell office:value-type="float" office:value="-0.0373100005090237" calcext:value-type="float">
            <text:p>-0.0373100005090237</text:p>
          </table:table-cell>
          <table:table-cell office:value-type="float" office:value="0.939818378537893" calcext:value-type="float">
            <text:p>0.939818378537893</text:p>
          </table:table-cell>
          <table:table-cell office:value-type="float" office:value="0.194686858355999" calcext:value-type="float">
            <text:p>0.194686858355999</text:p>
          </table:table-cell>
          <table:table-cell office:value-type="float" office:value="0.337585450393288" calcext:value-type="float">
            <text:p>0.337585450393288</text:p>
          </table:table-cell>
          <table:table-cell office:value-type="float" office:value="0.242382156848907" calcext:value-type="float">
            <text:p>0.242382156848907</text:p>
          </table:table-cell>
          <table:table-cell office:value-type="float" office:value="0.146991559863091" calcext:value-type="float">
            <text:p>0.146991559863091</text:p>
          </table:table-cell>
          <table:table-cell office:value-type="float" office:value="0.095390596985817" calcext:value-type="float">
            <text:p>0.095390596985817</text:p>
          </table:table-cell>
          <table:table-cell office:value-type="float" office:value="0.9025084" calcext:value-type="float">
            <text:p>0.9025084</text:p>
          </table:table-cell>
          <table:table-cell office:value-type="float" office:value="0.15293" calcext:value-type="float">
            <text:p>0.15293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376462" calcext:value-type="float">
            <text:p>0.0376462</text:p>
          </table:table-cell>
          <table:table-cell office:value-type="float" office:value="0.0905362" calcext:value-type="float">
            <text:p>0.0905362</text:p>
          </table:table-cell>
          <table:table-cell office:value-type="float" office:value="0.0192946" calcext:value-type="float">
            <text:p>0.0192946</text:p>
          </table:table-cell>
          <table:table-cell office:value-type="float" office:value="0.7400254" calcext:value-type="float">
            <text:p>0.7400254</text:p>
          </table:table-cell>
          <table:table-cell office:value-type="float" office:value="0.0790808" calcext:value-type="float">
            <text:p>0.0790808</text:p>
          </table:table-cell>
          <table:table-cell office:value-type="float" office:value="-0.02255" calcext:value-type="float">
            <text:p>-0.02255</text:p>
          </table:table-cell>
          <table:table-cell office:value-type="float" office:value="-0.0242884" calcext:value-type="float">
            <text:p>-0.0242884</text:p>
          </table:table-cell>
          <table:table-cell office:value-type="float" office:value="-0.03731" calcext:value-type="float">
            <text:p>-0.03731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2:31:05</text:p>
          </table:table-cell>
          <table:table-cell office:value-type="float" office:value="0.0002603" calcext:value-type="float">
            <text:p>0.0002603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30442" calcext:value-type="float">
            <text:p>0.6930442</text:p>
          </table:table-cell>
          <table:table-cell office:value-type="float" office:value="0.247323" calcext:value-type="float">
            <text:p>0.247323</text:p>
          </table:table-cell>
          <table:table-cell office:value-type="float" office:value="0.0384135" calcext:value-type="float">
            <text:p>0.0384135</text:p>
          </table:table-cell>
          <table:table-cell office:value-type="float" office:value="10" calcext:value-type="float">
            <text:p>10</text:p>
          </table:table-cell>
          <table:table-cell office:value-type="float" office:value="0.948329985141754" calcext:value-type="float">
            <text:p>0.948329985141754</text:p>
          </table:table-cell>
          <table:table-cell office:value-type="float" office:value="0.159055396914482" calcext:value-type="float">
            <text:p>0.159055396914482</text:p>
          </table:table-cell>
          <table:table-cell office:value-type="float" office:value="0.789274588227272" calcext:value-type="float">
            <text:p>0.789274588227272</text:p>
          </table:table-cell>
          <table:table-cell office:value-type="float" office:value="0.517561855912209" calcext:value-type="float">
            <text:p>0.517561855912209</text:p>
          </table:table-cell>
          <table:table-cell office:value-type="float" office:value="0.290488741072729" calcext:value-type="float">
            <text:p>0.290488741072729</text:p>
          </table:table-cell>
          <table:table-cell office:value-type="float" office:value="0.561690157651901" calcext:value-type="float">
            <text:p>0.561690157651901</text:p>
          </table:table-cell>
          <table:table-cell office:value-type="float" office:value="0.473433554172516" calcext:value-type="float">
            <text:p>0.473433554172516</text:p>
          </table:table-cell>
          <table:table-cell office:value-type="float" office:value="0.0882566034793854" calcext:value-type="float">
            <text:p>0.0882566034793854</text:p>
          </table:table-cell>
          <table:table-cell office:value-type="float" office:value="0.4527384" calcext:value-type="float">
            <text:p>0.4527384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6633062" calcext:value-type="float">
            <text:p>0.6633062</text:p>
          </table:table-cell>
          <table:table-cell office:value-type="float" office:value="0.9257062" calcext:value-type="float">
            <text:p>0.9257062</text:p>
          </table:table-cell>
          <table:table-cell office:value-type="float" office:value="0.0217546" calcext:value-type="float">
            <text:p>0.0217546</text:p>
          </table:table-cell>
          <table:table-cell office:value-type="float" office:value="0.1590554" calcext:value-type="float">
            <text:p>0.1590554</text:p>
          </table:table-cell>
          <table:table-cell office:value-type="float" office:value="0.1901908" calcext:value-type="float">
            <text:p>0.1901908</text:p>
          </table:table-cell>
          <table:table-cell office:value-type="float" office:value="0.30955" calcext:value-type="float">
            <text:p>0.30955</text:p>
          </table:table-cell>
          <table:table-cell office:value-type="float" office:value="0.7600416" calcext:value-type="float">
            <text:p>0.7600416</text:p>
          </table:table-cell>
          <table:table-cell office:value-type="float" office:value="0.94833" calcext:value-type="float">
            <text:p>0.94833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2:31:18</text:p>
          </table:table-cell>
          <table:table-cell office:value-type="float" office:value="0.0005402" calcext:value-type="float">
            <text:p>0.0005402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39231" calcext:value-type="float">
            <text:p>0.6939231</text:p>
          </table:table-cell>
          <table:table-cell office:value-type="float" office:value="0.247655" calcext:value-type="float">
            <text:p>0.247655</text:p>
          </table:table-cell>
          <table:table-cell office:value-type="float" office:value="0.0379808" calcext:value-type="float">
            <text:p>0.0379808</text:p>
          </table:table-cell>
          <table:table-cell office:value-type="float" office:value="10" calcext:value-type="float">
            <text:p>10</text:p>
          </table:table-cell>
          <table:table-cell office:value-type="float" office:value="0.83919620513916" calcext:value-type="float">
            <text:p>0.83919620513916</text:p>
          </table:table-cell>
          <table:table-cell office:value-type="float" office:value="0.126665398478508" calcext:value-type="float">
            <text:p>0.126665398478508</text:p>
          </table:table-cell>
          <table:table-cell office:value-type="float" office:value="0.712530806660652" calcext:value-type="float">
            <text:p>0.712530806660652</text:p>
          </table:table-cell>
          <table:table-cell office:value-type="float" office:value="0.471190863847733" calcext:value-type="float">
            <text:p>0.471190863847733</text:p>
          </table:table-cell>
          <table:table-cell office:value-type="float" office:value="0.248607287263962" calcext:value-type="float">
            <text:p>0.248607287263962</text:p>
          </table:table-cell>
          <table:table-cell office:value-type="float" office:value="0.558574163913727" calcext:value-type="float">
            <text:p>0.558574163913727</text:p>
          </table:table-cell>
          <table:table-cell office:value-type="float" office:value="0.383807563781738" calcext:value-type="float">
            <text:p>0.383807563781738</text:p>
          </table:table-cell>
          <table:table-cell office:value-type="float" office:value="0.174766600131989" calcext:value-type="float">
            <text:p>0.174766600131989</text:p>
          </table:table-cell>
          <table:table-cell office:value-type="float" office:value="0.4859484" calcext:value-type="float">
            <text:p>0.4859484</text:p>
          </table:table-cell>
          <table:table-cell office:value-type="float" office:value="0.33374" calcext:value-type="float">
            <text:p>0.33374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6821662" calcext:value-type="float">
            <text:p>0.6821662</text:p>
          </table:table-cell>
          <table:table-cell office:value-type="float" office:value="0.8391962" calcext:value-type="float">
            <text:p>0.8391962</text:p>
          </table:table-cell>
          <table:table-cell office:value-type="float" office:value="0.0217546" calcext:value-type="float">
            <text:p>0.0217546</text:p>
          </table:table-cell>
          <table:table-cell office:value-type="float" office:value="0.1266654" calcext:value-type="float">
            <text:p>0.1266654</text:p>
          </table:table-cell>
          <table:table-cell office:value-type="float" office:value="0.1553408" calcext:value-type="float">
            <text:p>0.1553408</text:p>
          </table:table-cell>
          <table:table-cell office:value-type="float" office:value="0.27019" calcext:value-type="float">
            <text:p>0.27019</text:p>
          </table:table-cell>
          <table:table-cell office:value-type="float" office:value="0.6206416" calcext:value-type="float">
            <text:p>0.6206416</text:p>
          </table:table-cell>
          <table:table-cell office:value-type="float" office:value="0.7462" calcext:value-type="float">
            <text:p>0.7462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2:31:31</text:p>
          </table:table-cell>
          <table:table-cell office:value-type="float" office:value="0.0005434" calcext:value-type="float">
            <text:p>0.0005434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6427" calcext:value-type="float">
            <text:p>0.6946427</text:p>
          </table:table-cell>
          <table:table-cell office:value-type="float" office:value="0.2480563" calcext:value-type="float">
            <text:p>0.2480563</text:p>
          </table:table-cell>
          <table:table-cell office:value-type="float" office:value="0.0374006" calcext:value-type="float">
            <text:p>0.0374006</text:p>
          </table:table-cell>
          <table:table-cell office:value-type="float" office:value="10" calcext:value-type="float">
            <text:p>10</text:p>
          </table:table-cell>
          <table:table-cell office:value-type="float" office:value="0.732186198234558" calcext:value-type="float">
            <text:p>0.732186198234558</text:p>
          </table:table-cell>
          <table:table-cell office:value-type="float" office:value="0.149625405669212" calcext:value-type="float">
            <text:p>0.149625405669212</text:p>
          </table:table-cell>
          <table:table-cell office:value-type="float" office:value="0.582560792565346" calcext:value-type="float">
            <text:p>0.582560792565346</text:p>
          </table:table-cell>
          <table:table-cell office:value-type="float" office:value="0.451182866096497" calcext:value-type="float">
            <text:p>0.451182866096497</text:p>
          </table:table-cell>
          <table:table-cell office:value-type="float" office:value="0.22107081668642" calcext:value-type="float">
            <text:p>0.22107081668642</text:p>
          </table:table-cell>
          <table:table-cell office:value-type="float" office:value="0.542502164840698" calcext:value-type="float">
            <text:p>0.542502164840698</text:p>
          </table:table-cell>
          <table:table-cell office:value-type="float" office:value="0.359863567352295" calcext:value-type="float">
            <text:p>0.359863567352295</text:p>
          </table:table-cell>
          <table:table-cell office:value-type="float" office:value="0.182638597488403" calcext:value-type="float">
            <text:p>0.182638597488403</text:p>
          </table:table-cell>
          <table:table-cell office:value-type="float" office:value="0.5011184" calcext:value-type="float">
            <text:p>0.5011184</text:p>
          </table:table-cell>
          <table:table-cell office:value-type="float" office:value="0.34768" calcext:value-type="float">
            <text:p>0.34768</text:p>
          </table:table-cell>
          <table:table-cell office:value-type="float" office:value="0.44239" calcext:value-type="float">
            <text:p>0.44239</text:p>
          </table:table-cell>
          <table:table-cell office:value-type="float" office:value="0.7321862" calcext:value-type="float">
            <text:p>0.7321862</text:p>
          </table:table-cell>
          <table:table-cell office:value-type="float" office:value="0.6891362" calcext:value-type="float">
            <text:p>0.6891362</text:p>
          </table:table-cell>
          <table:table-cell office:value-type="float" office:value="0.0213446" calcext:value-type="float">
            <text:p>0.0213446</text:p>
          </table:table-cell>
          <table:table-cell office:value-type="float" office:value="0.1496254" calcext:value-type="float">
            <text:p>0.1496254</text:p>
          </table:table-cell>
          <table:table-cell office:value-type="float" office:value="0.1549308" calcext:value-type="float">
            <text:p>0.1549308</text:p>
          </table:table-cell>
          <table:table-cell office:value-type="float" office:value="0.24887" calcext:value-type="float">
            <text:p>0.24887</text:p>
          </table:table-cell>
          <table:table-cell office:value-type="float" office:value="0.5443816" calcext:value-type="float">
            <text:p>0.5443816</text:p>
          </table:table-cell>
          <table:table-cell office:value-type="float" office:value="0.70151" calcext:value-type="float">
            <text:p>0.70151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2:31:44</text:p>
          </table:table-cell>
          <table:table-cell office:value-type="float" office:value="0.0013865" calcext:value-type="float">
            <text:p>0.0013865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60527" calcext:value-type="float">
            <text:p>0.6960527</text:p>
          </table:table-cell>
          <table:table-cell office:value-type="float" office:value="0.2493058" calcext:value-type="float">
            <text:p>0.2493058</text:p>
          </table:table-cell>
          <table:table-cell office:value-type="float" office:value="0.0373393" calcext:value-type="float">
            <text:p>0.0373393</text:p>
          </table:table-cell>
          <table:table-cell office:value-type="float" office:value="8" calcext:value-type="float">
            <text:p>8</text:p>
          </table:table-cell>
          <table:table-cell office:value-type="float" office:value="0.820336222648621" calcext:value-type="float">
            <text:p>0.820336222648621</text:p>
          </table:table-cell>
          <table:table-cell office:value-type="float" office:value="0.0167853999882936" calcext:value-type="float">
            <text:p>0.0167853999882936</text:p>
          </table:table-cell>
          <table:table-cell office:value-type="float" office:value="0.803550822660327" calcext:value-type="float">
            <text:p>0.803550822660327</text:p>
          </table:table-cell>
          <table:table-cell office:value-type="float" office:value="0.361392859555781" calcext:value-type="float">
            <text:p>0.361392859555781</text:p>
          </table:table-cell>
          <table:table-cell office:value-type="float" office:value="0.266032622965279" calcext:value-type="float">
            <text:p>0.266032622965279</text:p>
          </table:table-cell>
          <table:table-cell office:value-type="float" office:value="0.564478158950806" calcext:value-type="float">
            <text:p>0.564478158950806</text:p>
          </table:table-cell>
          <table:table-cell office:value-type="float" office:value="0.158307560160756" calcext:value-type="float">
            <text:p>0.158307560160756</text:p>
          </table:table-cell>
          <table:table-cell office:value-type="float" office:value="0.40617059879005" calcext:value-type="float">
            <text:p>0.40617059879005</text:p>
          </table:table-cell>
          <table:table-cell office:value-type="float" office:value="0.5232584" calcext:value-type="float">
            <text:p>0.5232584</text:p>
          </table:table-cell>
          <table:table-cell office:value-type="float" office:value="0.35998" calcext:value-type="float">
            <text:p>0.35998</text:p>
          </table:table-cell>
          <table:table-cell office:value-type="float" office:value="0.45264" calcext:value-type="float">
            <text:p>0.45264</text:p>
          </table:table-cell>
          <table:table-cell office:value-type="float" office:value="0.8203362" calcext:value-type="float">
            <text:p>0.8203362</text:p>
          </table:table-cell>
          <table:table-cell office:value-type="float" office:value="0.6661762" calcext:value-type="float">
            <text:p>0.6661762</text:p>
          </table:table-cell>
          <table:table-cell office:value-type="float" office:value="0.0217546" calcext:value-type="float">
            <text:p>0.0217546</text:p>
          </table:table-cell>
          <table:table-cell office:value-type="float" office:value="0.0167854" calcext:value-type="float">
            <text:p>0.0167854</text:p>
          </table:table-cell>
          <table:table-cell office:value-type="float" office:value="0.0331608" calcext:value-type="float">
            <text:p>0.0331608</text:p>
          </table:table-cell>
          <table:table-cell office:value-type="float" office:value="0.12095" calcext:value-type="float">
            <text:p>0.12095</text:p>
          </table:table-cell>
          <table:table-cell office:value-type="float" office:value="0.2418016" calcext:value-type="float">
            <text:p>0.2418016</text:p>
          </table:table-cell>
          <table:table-cell office:value-type="float" office:value="0.37884" calcext:value-type="float">
            <text:p>0.37884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2:32:04</text:p>
          </table:table-cell>
          <table:table-cell office:value-type="float" office:value="-0.0006349" calcext:value-type="float">
            <text:p>-0.0006349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7658" calcext:value-type="float">
            <text:p>0.6907658</text:p>
          </table:table-cell>
          <table:table-cell office:value-type="float" office:value="0.2473763" calcext:value-type="float">
            <text:p>0.2473763</text:p>
          </table:table-cell>
          <table:table-cell office:value-type="float" office:value="0.0383936" calcext:value-type="float">
            <text:p>0.0383936</text:p>
          </table:table-cell>
          <table:table-cell office:value-type="float" office:value="10" calcext:value-type="float">
            <text:p>10</text:p>
          </table:table-cell>
          <table:table-cell office:value-type="float" office:value="1.25655162334442" calcext:value-type="float">
            <text:p>1.25655162334442</text:p>
          </table:table-cell>
          <table:table-cell office:value-type="float" office:value="0.213585406541824" calcext:value-type="float">
            <text:p>0.213585406541824</text:p>
          </table:table-cell>
          <table:table-cell office:value-type="float" office:value="1.0429662168026" calcext:value-type="float">
            <text:p>1.0429662168026</text:p>
          </table:table-cell>
          <table:table-cell office:value-type="float" office:value="0.559873867034912" calcext:value-type="float">
            <text:p>0.559873867034912</text:p>
          </table:table-cell>
          <table:table-cell office:value-type="float" office:value="0.36338181955594" calcext:value-type="float">
            <text:p>0.36338181955594</text:p>
          </table:table-cell>
          <table:table-cell office:value-type="float" office:value="0.443446159362793" calcext:value-type="float">
            <text:p>0.443446159362793</text:p>
          </table:table-cell>
          <table:table-cell office:value-type="float" office:value="0.676301574707031" calcext:value-type="float">
            <text:p>0.676301574707031</text:p>
          </table:table-cell>
          <table:table-cell office:value-type="float" office:value="0.232855415344238" calcext:value-type="float">
            <text:p>0.232855415344238</text:p>
          </table:table-cell>
          <table:table-cell office:value-type="float" office:value="0.3469584" calcext:value-type="float">
            <text:p>0.3469584</text:p>
          </table:table-cell>
          <table:table-cell office:value-type="float" office:value="0.25871" calcext:value-type="float">
            <text:p>0.25871</text:p>
          </table:table-cell>
          <table:table-cell office:value-type="float" office:value="0.37433" calcext:value-type="float">
            <text:p>0.37433</text:p>
          </table:table-cell>
          <table:table-cell office:value-type="float" office:value="0.6239462" calcext:value-type="float">
            <text:p>0.6239462</text:p>
          </table:table-cell>
          <table:table-cell office:value-type="float" office:value="0.6132862" calcext:value-type="float">
            <text:p>0.613286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0.2135854" calcext:value-type="float">
            <text:p>0.2135854</text:p>
          </table:table-cell>
          <table:table-cell office:value-type="float" office:value="0.3045808" calcext:value-type="float">
            <text:p>0.3045808</text:p>
          </table:table-cell>
          <table:table-cell office:value-type="float" office:value="0.47027" calcext:value-type="float">
            <text:p>0.47027</text:p>
          </table:table-cell>
          <table:table-cell office:value-type="float" office:value="1.2565516" calcext:value-type="float">
            <text:p>1.2565516</text:p>
          </table:table-cell>
          <table:table-cell office:value-type="float" office:value="1.13652" calcext:value-type="float">
            <text:p>1.13652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2:32:16</text:p>
          </table:table-cell>
          <table:table-cell office:value-type="float" office:value="-0.0005904" calcext:value-type="float">
            <text:p>-0.0005904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901439" calcext:value-type="float">
            <text:p>0.6901439</text:p>
          </table:table-cell>
          <table:table-cell office:value-type="float" office:value="0.2476702" calcext:value-type="float">
            <text:p>0.2476702</text:p>
          </table:table-cell>
          <table:table-cell office:value-type="float" office:value="0.0377955" calcext:value-type="float">
            <text:p>0.0377955</text:p>
          </table:table-cell>
          <table:table-cell office:value-type="float" office:value="10" calcext:value-type="float">
            <text:p>10</text:p>
          </table:table-cell>
          <table:table-cell office:value-type="float" office:value="1.35495162010193" calcext:value-type="float">
            <text:p>1.35495162010193</text:p>
          </table:table-cell>
          <table:table-cell office:value-type="float" office:value="0.250510007143021" calcext:value-type="float">
            <text:p>0.250510007143021</text:p>
          </table:table-cell>
          <table:table-cell office:value-type="float" office:value="1.10444161295891" calcext:value-type="float">
            <text:p>1.10444161295891</text:p>
          </table:table-cell>
          <table:table-cell office:value-type="float" office:value="0.559545868635178" calcext:value-type="float">
            <text:p>0.559545868635178</text:p>
          </table:table-cell>
          <table:table-cell office:value-type="float" office:value="0.340093621940693" calcext:value-type="float">
            <text:p>0.340093621940693</text:p>
          </table:table-cell>
          <table:table-cell office:value-type="float" office:value="0.446152168512344" calcext:value-type="float">
            <text:p>0.446152168512344</text:p>
          </table:table-cell>
          <table:table-cell office:value-type="float" office:value="0.672939568758011" calcext:value-type="float">
            <text:p>0.672939568758011</text:p>
          </table:table-cell>
          <table:table-cell office:value-type="float" office:value="0.226787400245666" calcext:value-type="float">
            <text:p>0.226787400245666</text:p>
          </table:table-cell>
          <table:table-cell office:value-type="float" office:value="0.3305584" calcext:value-type="float">
            <text:p>0.3305584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37884" calcext:value-type="float">
            <text:p>0.37884</text:p>
          </table:table-cell>
          <table:table-cell office:value-type="float" office:value="0.6497762" calcext:value-type="float">
            <text:p>0.6497762</text:p>
          </table:table-cell>
          <table:table-cell office:value-type="float" office:value="0.6210762" calcext:value-type="float">
            <text:p>0.62107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2549954" calcext:value-type="float">
            <text:p>0.2549954</text:p>
          </table:table-cell>
          <table:table-cell office:value-type="float" office:value="0.3615708" calcext:value-type="float">
            <text:p>0.3615708</text:p>
          </table:table-cell>
          <table:table-cell office:value-type="float" office:value="0.54448" calcext:value-type="float">
            <text:p>0.54448</text:p>
          </table:table-cell>
          <table:table-cell office:value-type="float" office:value="1.3549516" calcext:value-type="float">
            <text:p>1.3549516</text:p>
          </table:table-cell>
          <table:table-cell office:value-type="float" office:value="0.8487" calcext:value-type="float">
            <text:p>0.8487</text:p>
          </table:table-cell>
          <table:table-cell office:value-type="float" office:value="-0.0065108" calcext:value-type="float">
            <text:p>-0.0065108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2:32:30</text:p>
          </table:table-cell>
          <table:table-cell office:value-type="float" office:value="-0.0006067" calcext:value-type="float">
            <text:p>-0.0006067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4944" calcext:value-type="float">
            <text:p>0.6894944</text:p>
          </table:table-cell>
          <table:table-cell office:value-type="float" office:value="0.2480971" calcext:value-type="float">
            <text:p>0.2480971</text:p>
          </table:table-cell>
          <table:table-cell office:value-type="float" office:value="0.0370062" calcext:value-type="float">
            <text:p>0.0370062</text:p>
          </table:table-cell>
          <table:table-cell office:value-type="float" office:value="10" calcext:value-type="float">
            <text:p>10</text:p>
          </table:table-cell>
          <table:table-cell office:value-type="float" office:value="1.41809165477753" calcext:value-type="float">
            <text:p>1.41809165477753</text:p>
          </table:table-cell>
          <table:table-cell office:value-type="float" office:value="0.266090005636215" calcext:value-type="float">
            <text:p>0.266090005636215</text:p>
          </table:table-cell>
          <table:table-cell office:value-type="float" office:value="1.15200164914131" calcext:value-type="float">
            <text:p>1.15200164914131</text:p>
          </table:table-cell>
          <table:table-cell office:value-type="float" office:value="0.544621866941452" calcext:value-type="float">
            <text:p>0.544621866941452</text:p>
          </table:table-cell>
          <table:table-cell office:value-type="float" office:value="0.333328994635579" calcext:value-type="float">
            <text:p>0.333328994635579</text:p>
          </table:table-cell>
          <table:table-cell office:value-type="float" office:value="0.421552169322968" calcext:value-type="float">
            <text:p>0.421552169322968</text:p>
          </table:table-cell>
          <table:table-cell office:value-type="float" office:value="0.667691564559936" calcext:value-type="float">
            <text:p>0.667691564559936</text:p>
          </table:table-cell>
          <table:table-cell office:value-type="float" office:value="0.246139395236969" calcext:value-type="float">
            <text:p>0.246139395236969</text:p>
          </table:table-cell>
          <table:table-cell office:value-type="float" office:value="0.3875484" calcext:value-type="float">
            <text:p>0.3875484</text:p>
          </table:table-cell>
          <table:table-cell office:value-type="float" office:value="0.26609" calcext:value-type="float">
            <text:p>0.26609</text:p>
          </table:table-cell>
          <table:table-cell office:value-type="float" office:value="0.35506" calcext:value-type="float">
            <text:p>0.35506</text:p>
          </table:table-cell>
          <table:table-cell office:value-type="float" office:value="0.5321062" calcext:value-type="float">
            <text:p>0.5321062</text:p>
          </table:table-cell>
          <table:table-cell office:value-type="float" office:value="0.5669562" calcext:value-type="float">
            <text:p>0.5669562</text:p>
          </table:table-cell>
          <table:table-cell office:value-type="float" office:value="0.0217546" calcext:value-type="float">
            <text:p>0.0217546</text:p>
          </table:table-cell>
          <table:table-cell office:value-type="float" office:value="0.2918954" calcext:value-type="float">
            <text:p>0.2918954</text:p>
          </table:table-cell>
          <table:table-cell office:value-type="float" office:value="0.4054408" calcext:value-type="float">
            <text:p>0.4054408</text:p>
          </table:table-cell>
          <table:table-cell office:value-type="float" office:value="0.55678" calcext:value-type="float">
            <text:p>0.55678</text:p>
          </table:table-cell>
          <table:table-cell office:value-type="float" office:value="1.4180917" calcext:value-type="float">
            <text:p>1.4180917</text:p>
          </table:table-cell>
          <table:table-cell office:value-type="float" office:value="0.66625" calcext:value-type="float">
            <text:p>0.66625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2:32:43</text:p>
          </table:table-cell>
          <table:table-cell office:value-type="float" office:value="-0.0005258" calcext:value-type="float">
            <text:p>-0.0005258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9983" calcext:value-type="float">
            <text:p>0.6889983</text:p>
          </table:table-cell>
          <table:table-cell office:value-type="float" office:value="0.2485874" calcext:value-type="float">
            <text:p>0.2485874</text:p>
          </table:table-cell>
          <table:table-cell office:value-type="float" office:value="0.0363714" calcext:value-type="float">
            <text:p>0.0363714</text:p>
          </table:table-cell>
          <table:table-cell office:value-type="float" office:value="10" calcext:value-type="float">
            <text:p>10</text:p>
          </table:table-cell>
          <table:table-cell office:value-type="float" office:value="1.36520159244537" calcext:value-type="float">
            <text:p>1.36520159244537</text:p>
          </table:table-cell>
          <table:table-cell office:value-type="float" office:value="0.279619991779327" calcext:value-type="float">
            <text:p>0.279619991779327</text:p>
          </table:table-cell>
          <table:table-cell office:value-type="float" office:value="1.08558160066605" calcext:value-type="float">
            <text:p>1.08558160066605</text:p>
          </table:table-cell>
          <table:table-cell office:value-type="float" office:value="0.534904861450195" calcext:value-type="float">
            <text:p>0.534904861450195</text:p>
          </table:table-cell>
          <table:table-cell office:value-type="float" office:value="0.308926085006541" calcext:value-type="float">
            <text:p>0.308926085006541</text:p>
          </table:table-cell>
          <table:table-cell office:value-type="float" office:value="0.416468155384064" calcext:value-type="float">
            <text:p>0.416468155384064</text:p>
          </table:table-cell>
          <table:table-cell office:value-type="float" office:value="0.653341567516327" calcext:value-type="float">
            <text:p>0.653341567516327</text:p>
          </table:table-cell>
          <table:table-cell office:value-type="float" office:value="0.236873412132263" calcext:value-type="float">
            <text:p>0.236873412132263</text:p>
          </table:table-cell>
          <table:table-cell office:value-type="float" office:value="0.3982084" calcext:value-type="float">
            <text:p>0.3982084</text:p>
          </table:table-cell>
          <table:table-cell office:value-type="float" office:value="0.27962" calcext:value-type="float">
            <text:p>0.27962</text:p>
          </table:table-cell>
          <table:table-cell office:value-type="float" office:value="0.37761" calcext:value-type="float">
            <text:p>0.37761</text:p>
          </table:table-cell>
          <table:table-cell office:value-type="float" office:value="0.5517862" calcext:value-type="float">
            <text:p>0.5517862</text:p>
          </table:table-cell>
          <table:table-cell office:value-type="float" office:value="0.4751162" calcext:value-type="float">
            <text:p>0.4751162</text:p>
          </table:table-cell>
          <table:table-cell office:value-type="float" office:value="0.0229846" calcext:value-type="float">
            <text:p>0.0229846</text:p>
          </table:table-cell>
          <table:table-cell office:value-type="float" office:value="0.3128054" calcext:value-type="float">
            <text:p>0.3128054</text:p>
          </table:table-cell>
          <table:table-cell office:value-type="float" office:value="0.4616108" calcext:value-type="float">
            <text:p>0.4616108</text:p>
          </table:table-cell>
          <table:table-cell office:value-type="float" office:value="0.58261" calcext:value-type="float">
            <text:p>0.58261</text:p>
          </table:table-cell>
          <table:table-cell office:value-type="float" office:value="1.3652016" calcext:value-type="float">
            <text:p>1.3652016</text:p>
          </table:table-cell>
          <table:table-cell office:value-type="float" office:value="0.54448" calcext:value-type="float">
            <text:p>0.54448</text:p>
          </table:table-cell>
          <table:table-cell office:value-type="float" office:value="-0.0085608" calcext:value-type="float">
            <text:p>-0.0085608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2:39:39.929043228</dc:date>
    <meta:editing-duration>PT34S</meta:editing-duration>
    <meta:editing-cycles>1</meta:editing-cycles>
    <meta:document-statistic meta:table-count="1" meta:cell-count="2800" meta:object-count="0"/>
  </office:meta>
</office:document-meta>
</file>